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05.19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75.09pt"/>
    </style:style>
    <style:style style:name="co6" style:family="table-column">
      <style:table-column-properties fo:break-before="auto" style:column-width="77.41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109.84pt"/>
    </style:style>
    <style:style style:name="co9" style:family="table-column">
      <style:table-column-properties fo:break-before="auto" style:column-width="38.81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81.3pt"/>
    </style:style>
    <style:style style:name="co12" style:family="table-column">
      <style:table-column-properties fo:break-before="auto" style:column-width="76.65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05.99pt"/>
    </style:style>
    <style:style style:name="co15" style:family="table-column">
      <style:table-column-properties fo:break-before="auto" style:column-width="33.39pt"/>
    </style:style>
    <style:style style:name="co16" style:family="table-column">
      <style:table-column-properties fo:break-before="auto" style:column-width="35.74pt"/>
    </style:style>
    <style:style style:name="co17" style:family="table-column">
      <style:table-column-properties fo:break-before="auto" style:column-width="95.16pt"/>
    </style:style>
    <style:style style:name="co18" style:family="table-column">
      <style:table-column-properties fo:break-before="auto" style:column-width="110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0000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6f9d4"/>
    </style:style>
    <style:style style:name="ce2" style:family="table-cell" style:parent-style-name="Default" style:data-style-name="N0">
      <style:text-properties style:font-name="Arial"/>
    </style:style>
    <style:style style:name="ce3" style:family="table-cell" style:parent-style-name="Default" style:data-style-name="N121"/>
    <style:style style:name="ce4" style:family="table-cell" style:parent-style-name="Default">
      <style:table-cell-properties fo:background-color="#f6f9d4"/>
      <style:text-properties fo:color="#ce181e"/>
    </style:style>
    <style:style style:name="ce5" style:family="table-cell" style:parent-style-name="Default">
      <style:text-properties fo:color="#ce181e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 style:data-style-name="N2">
      <style:table-cell-properties fo:background-color="#ffff00"/>
    </style:style>
    <style:style style:name="ce8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resultLQEn1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enviosSolicitados</text:p>
          </table:table-cell>
          <table:table-cell office:value-type="string" calcext:value-type="string">
            <text:p>enviosEfetivos</text:p>
          </table:table-cell>
          <table:table-cell office:value-type="string" calcext:value-type="string">
            <text:p>acksRecebidos</text:p>
          </table:table-cell>
          <table:table-cell office:value-type="string" calcext:value-type="string">
            <text:p>retransmissoes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taxaEntrega</text:p>
          </table:table-cell>
          <table:table-cell office:value-type="string" calcext:value-type="string">
            <text:p>tempoMedioRecebAck</text:p>
          </table:table-cell>
          <table:table-cell office:value-type="string" calcext:value-type="string">
            <text:p>desvioPadraoAck</text:p>
          </table:table-cell>
          <table:table-cell office:value-type="string" calcext:value-type="string">
            <text:p>treinos</text:p>
          </table:table-cell>
          <table:table-cell office:value-type="string" calcext:value-type="string">
            <text:p>conceptDrift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folhas</text:p>
          </table:table-cell>
          <table:table-cell office:value-type="string" calcext:value-type="string">
            <text:p>avgGa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usto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3:37:3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.08764940239044" calcext:value-type="float">
            <text:p>2.0876494023904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31.554027888446" calcext:value-type="float">
            <text:p>131.554027888446</text:p>
          </table:table-cell>
          <table:table-cell table:style-name="ce1" office:value-type="float" office:value="117.182249459998" calcext:value-type="float">
            <text:p>117.18224945999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13, 7]</text:p>
          </table:table-cell>
          <table:table-cell table:style-name="ce1" office:value-type="string" calcext:value-type="string">
            <text:p>[17]</text:p>
          </table:table-cell>
          <table:table-cell table:style-name="ce1" office:value-type="float" office:value="50.5325047801147" calcext:value-type="float">
            <text:p>50.5325047801147</text:p>
          </table:table-cell>
          <table:table-cell table:style-name="ce1" office:value-type="float" office:value="2.48352984574759" calcext:value-type="float">
            <text:p>2.48352984574759</text:p>
          </table:table-cell>
          <table:table-cell table:style-name="ce1" office:value-type="float" office:value="523" calcext:value-type="float">
            <text:p>523</text:p>
          </table:table-cell>
          <table:table-cell table:style-name="ce1" table:formula="of:=[.R2]*[.P2]" office:value-type="float" office:value="26428.5" calcext:value-type="float">
            <text:p>26428.5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3:39:5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.68774703557312" calcext:value-type="float">
            <text:p>1.6877470355731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34.976403162055" calcext:value-type="float">
            <text:p>134.976403162055</text:p>
          </table:table-cell>
          <table:table-cell table:style-name="ce1" office:value-type="float" office:value="137.577555526574" calcext:value-type="float">
            <text:p>137.5775555265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52.7388497652582" calcext:value-type="float">
            <text:p>52.7388497652582</text:p>
          </table:table-cell>
          <table:table-cell table:style-name="ce1" office:value-type="float" office:value="0.229867977954036" calcext:value-type="float">
            <text:p>0.229867977954036</text:p>
          </table:table-cell>
          <table:table-cell table:style-name="ce1" office:value-type="float" office:value="426" calcext:value-type="float">
            <text:p>426</text:p>
          </table:table-cell>
          <table:table-cell table:style-name="ce1" table:formula="of:=[.R3]*[.P3]" office:value-type="float" office:value="22466.75" calcext:value-type="float">
            <text:p>22466.75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3:42:0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.82936507936508" calcext:value-type="float">
            <text:p>1.8293650793650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.1751785714286" calcext:value-type="float">
            <text:p>16.1751785714286</text:p>
          </table:table-cell>
          <table:table-cell table:style-name="ce1" office:value-type="float" office:value="25.8908249811055" calcext:value-type="float">
            <text:p>25.890824981105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[13, 9, 9, 11, 11]</text:p>
          </table:table-cell>
          <table:table-cell table:style-name="ce1" office:value-type="string" calcext:value-type="string">
            <text:p>[14, 15, 16, 16]</text:p>
          </table:table-cell>
          <table:table-cell table:style-name="ce1" office:value-type="float" office:value="51.5103260869565" calcext:value-type="float">
            <text:p>51.5103260869565</text:p>
          </table:table-cell>
          <table:table-cell table:style-name="ce1" office:value-type="float" office:value="2.55010163952894" calcext:value-type="float">
            <text:p>2.55010163952894</text:p>
          </table:table-cell>
          <table:table-cell table:style-name="ce1" office:value-type="float" office:value="460" calcext:value-type="float">
            <text:p>460</text:p>
          </table:table-cell>
          <table:table-cell table:style-name="ce1" table:formula="of:=[.R4]*[.P4]" office:value-type="float" office:value="23694.75" calcext:value-type="float">
            <text:p>23694.75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3:45: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1.98775510204082" calcext:value-type="float">
            <text:p>1.98775510204082</text:p>
          </table:table-cell>
          <table:table-cell table:style-name="ce1" office:value-type="float" office:value="97.6095617529881" calcext:value-type="float">
            <text:p>97.6095617529881</text:p>
          </table:table-cell>
          <table:table-cell table:style-name="ce1" office:value-type="float" office:value="139.680857142857" calcext:value-type="float">
            <text:p>139.680857142857</text:p>
          </table:table-cell>
          <table:table-cell table:style-name="ce1" office:value-type="float" office:value="131.125197904094" calcext:value-type="float">
            <text:p>131.12519790409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13, 7, 3]</text:p>
          </table:table-cell>
          <table:table-cell table:style-name="ce1" office:value-type="string" calcext:value-type="string">
            <text:p>[12, 6]</text:p>
          </table:table-cell>
          <table:table-cell table:style-name="ce1" office:value-type="float" office:value="47.7710905349794" calcext:value-type="float">
            <text:p>47.7710905349794</text:p>
          </table:table-cell>
          <table:table-cell table:style-name="ce1" office:value-type="float" office:value="3.53912474416576" calcext:value-type="float">
            <text:p>3.53912474416576</text:p>
          </table:table-cell>
          <table:table-cell table:style-name="ce1" office:value-type="float" office:value="486" calcext:value-type="float">
            <text:p>486</text:p>
          </table:table-cell>
          <table:table-cell table:style-name="ce1" table:formula="of:=[.R5]*[.P5]" office:value-type="float" office:value="23216.75" calcext:value-type="float">
            <text:p>23216.75</text:p>
          </table:table-cell>
          <table:table-cell table:style-name="ce1"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3:48:46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441" calcext:value-type="float">
            <text:p>441</text:p>
          </table:table-cell>
          <table:table-cell office:value-type="float" office:value="258" calcext:value-type="float">
            <text:p>258</text:p>
          </table:table-cell>
          <table:table-cell office:value-type="float" office:value="190" calcext:value-type="float">
            <text:p>190</text:p>
          </table:table-cell>
          <table:table-cell office:value-type="float" office:value="1.7093023255814" calcext:value-type="float">
            <text:p>1.7093023255814</text:p>
          </table:table-cell>
          <table:table-cell office:value-type="float" office:value="100" calcext:value-type="float">
            <text:p>100</text:p>
          </table:table-cell>
          <table:table-cell office:value-type="float" office:value="129.083492248062" calcext:value-type="float">
            <text:p>129.083492248062</text:p>
          </table:table-cell>
          <table:table-cell office:value-type="float" office:value="122.335017315435" calcext:value-type="float">
            <text:p>122.335017315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392045454546" calcext:value-type="float">
            <text:p>52.7392045454546</text:p>
          </table:table-cell>
          <table:table-cell office:value-type="float" office:value="0.226189892020104" calcext:value-type="float">
            <text:p>0.226189892020104</text:p>
          </table:table-cell>
          <table:table-cell office:value-type="float" office:value="440" calcext:value-type="float">
            <text:p>440</text:p>
          </table:table-cell>
          <table:table-cell table:formula="of:=[.R6]*[.P6]" office:value-type="float" office:value="23205.25" calcext:value-type="float">
            <text:p>23205.2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3:51:17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544" calcext:value-type="float">
            <text:p>544</text:p>
          </table:table-cell>
          <table:table-cell office:value-type="float" office:value="239" calcext:value-type="float">
            <text:p>239</text:p>
          </table:table-cell>
          <table:table-cell office:value-type="float" office:value="293" calcext:value-type="float">
            <text:p>293</text:p>
          </table:table-cell>
          <table:table-cell office:value-type="float" office:value="2.27615062761506" calcext:value-type="float">
            <text:p>2.27615062761506</text:p>
          </table:table-cell>
          <table:table-cell office:value-type="float" office:value="95.2191235059761" calcext:value-type="float">
            <text:p>95.2191235059761</text:p>
          </table:table-cell>
          <table:table-cell office:value-type="float" office:value="130.585460251046" calcext:value-type="float">
            <text:p>130.585460251046</text:p>
          </table:table-cell>
          <table:table-cell office:value-type="float" office:value="126.887751100146" calcext:value-type="float">
            <text:p>126.887751100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12523020258" calcext:value-type="float">
            <text:p>52.7412523020258</text:p>
          </table:table-cell>
          <table:table-cell office:value-type="float" office:value="0.203654224502425" calcext:value-type="float">
            <text:p>0.203654224502425</text:p>
          </table:table-cell>
          <table:table-cell office:value-type="float" office:value="543" calcext:value-type="float">
            <text:p>543</text:p>
          </table:table-cell>
          <table:table-cell table:formula="of:=[.R7]*[.P7]" office:value-type="float" office:value="28638.5" calcext:value-type="float">
            <text:p>28638.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3:54:00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479" calcext:value-type="float">
            <text:p>479</text:p>
          </table:table-cell>
          <table:table-cell office:value-type="float" office:value="247" calcext:value-type="float">
            <text:p>247</text:p>
          </table:table-cell>
          <table:table-cell office:value-type="float" office:value="228" calcext:value-type="float">
            <text:p>228</text:p>
          </table:table-cell>
          <table:table-cell office:value-type="float" office:value="1.93927125506073" calcext:value-type="float">
            <text:p>1.93927125506073</text:p>
          </table:table-cell>
          <table:table-cell office:value-type="float" office:value="98.406374501992" calcext:value-type="float">
            <text:p>98.406374501992</text:p>
          </table:table-cell>
          <table:table-cell office:value-type="float" office:value="62.2431578947369" calcext:value-type="float">
            <text:p>62.2431578947369</text:p>
          </table:table-cell>
          <table:table-cell office:value-type="float" office:value="100.709509907501" calcext:value-type="float">
            <text:p>100.709509907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00627615063" calcext:value-type="float">
            <text:p>52.7400627615063</text:p>
          </table:table-cell>
          <table:table-cell office:value-type="float" office:value="0.217032564690894" calcext:value-type="float">
            <text:p>0.217032564690894</text:p>
          </table:table-cell>
          <table:table-cell office:value-type="float" office:value="478" calcext:value-type="float">
            <text:p>478</text:p>
          </table:table-cell>
          <table:table-cell table:formula="of:=[.R8]*[.P8]" office:value-type="float" office:value="25209.75" calcext:value-type="float">
            <text:p>25209.7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3:58:03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98" calcext:value-type="float">
            <text:p>498</text:p>
          </table:table-cell>
          <table:table-cell office:value-type="float" office:value="245" calcext:value-type="float">
            <text:p>245</text:p>
          </table:table-cell>
          <table:table-cell office:value-type="float" office:value="248" calcext:value-type="float">
            <text:p>248</text:p>
          </table:table-cell>
          <table:table-cell office:value-type="float" office:value="2.03265306122449" calcext:value-type="float">
            <text:p>2.03265306122449</text:p>
          </table:table-cell>
          <table:table-cell office:value-type="float" office:value="98" calcext:value-type="float">
            <text:p>98</text:p>
          </table:table-cell>
          <table:table-cell office:value-type="float" office:value="111.103183673469" calcext:value-type="float">
            <text:p>111.103183673469</text:p>
          </table:table-cell>
          <table:table-cell office:value-type="float" office:value="123.027171621536" calcext:value-type="float">
            <text:p>123.027171621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04426559356" calcext:value-type="float">
            <text:p>52.7404426559356</text:p>
          </table:table-cell>
          <table:table-cell office:value-type="float" office:value="0.212852158739981" calcext:value-type="float">
            <text:p>0.212852158739981</text:p>
          </table:table-cell>
          <table:table-cell office:value-type="float" office:value="497" calcext:value-type="float">
            <text:p>497</text:p>
          </table:table-cell>
          <table:table-cell table:formula="of:=[.R9]*[.P9]" office:value-type="float" office:value="26212" calcext:value-type="float">
            <text:p>26212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01:5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.15040650406504" calcext:value-type="float">
            <text:p>2.15040650406504</text:p>
          </table:table-cell>
          <table:table-cell table:style-name="ce1" office:value-type="float" office:value="98.00796812749" calcext:value-type="float">
            <text:p>98.00796812749</text:p>
          </table:table-cell>
          <table:table-cell table:style-name="ce1" office:value-type="float" office:value="17.6345528455285" calcext:value-type="float">
            <text:p>17.6345528455285</text:p>
          </table:table-cell>
          <table:table-cell table:style-name="ce1" office:value-type="float" office:value="42.0729899487896" calcext:value-type="float">
            <text:p>42.07298994878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46.0037878787879" calcext:value-type="float">
            <text:p>46.0037878787879</text:p>
          </table:table-cell>
          <table:table-cell table:style-name="ce1" office:value-type="float" office:value="0.0869563657821894" calcext:value-type="float">
            <text:p>0.086956365782189</text:p>
          </table:table-cell>
          <table:table-cell table:style-name="ce1" office:value-type="float" office:value="528" calcext:value-type="float">
            <text:p>528</text:p>
          </table:table-cell>
          <table:table-cell table:style-name="ce1" table:formula="of:=[.R10]*[.P10]" office:value-type="float" office:value="24290" calcext:value-type="float">
            <text:p>24290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04:3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2.425" calcext:value-type="float">
            <text:p>2.42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19.989545833333" calcext:value-type="float">
            <text:p>119.989545833333</text:p>
          </table:table-cell>
          <table:table-cell table:style-name="ce1" office:value-type="float" office:value="107.129526025032" calcext:value-type="float">
            <text:p>107.1295260250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46.0034423407917" calcext:value-type="float">
            <text:p>46.0034423407917</text:p>
          </table:table-cell>
          <table:table-cell table:style-name="ce1" office:value-type="float" office:value="0.082902544432305" calcext:value-type="float">
            <text:p>0.082902544432305</text:p>
          </table:table-cell>
          <table:table-cell table:style-name="ce1" office:value-type="float" office:value="581" calcext:value-type="float">
            <text:p>581</text:p>
          </table:table-cell>
          <table:table-cell table:style-name="ce1" table:formula="of:=[.R11]*[.P11]" office:value-type="float" office:value="26728" calcext:value-type="float">
            <text:p>26728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07:4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2.39662447257384" calcext:value-type="float">
            <text:p>2.39662447257384</text:p>
          </table:table-cell>
          <table:table-cell table:style-name="ce1" office:value-type="float" office:value="94.4223107569721" calcext:value-type="float">
            <text:p>94.4223107569721</text:p>
          </table:table-cell>
          <table:table-cell table:style-name="ce1" office:value-type="float" office:value="14.9953080168776" calcext:value-type="float">
            <text:p>14.9953080168776</text:p>
          </table:table-cell>
          <table:table-cell table:style-name="ce1" office:value-type="float" office:value="23.9051987987038" calcext:value-type="float">
            <text:p>23.90519879870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46.0035273368607" calcext:value-type="float">
            <text:p>46.0035273368607</text:p>
          </table:table-cell>
          <table:table-cell table:style-name="ce1" office:value-type="float" office:value="0.0839180053147818" calcext:value-type="float">
            <text:p>0.083918005314782</text:p>
          </table:table-cell>
          <table:table-cell table:style-name="ce1" office:value-type="float" office:value="567" calcext:value-type="float">
            <text:p>567</text:p>
          </table:table-cell>
          <table:table-cell table:style-name="ce1" table:formula="of:=[.R12]*[.P12]" office:value-type="float" office:value="26084" calcext:value-type="float">
            <text:p>26084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10:4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2.18548387096774" calcext:value-type="float">
            <text:p>2.18548387096774</text:p>
          </table:table-cell>
          <table:table-cell table:style-name="ce1" office:value-type="float" office:value="98.804780876494" calcext:value-type="float">
            <text:p>98.804780876494</text:p>
          </table:table-cell>
          <table:table-cell table:style-name="ce1" office:value-type="float" office:value="137.123278225806" calcext:value-type="float">
            <text:p>137.123278225806</text:p>
          </table:table-cell>
          <table:table-cell table:style-name="ce1" office:value-type="float" office:value="124.519994855208" calcext:value-type="float">
            <text:p>124.5199948552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46.003696857671" calcext:value-type="float">
            <text:p>46.003696857671</text:p>
          </table:table-cell>
          <table:table-cell table:style-name="ce1" office:value-type="float" office:value="0.0859072091580203" calcext:value-type="float">
            <text:p>0.08590720915802</text:p>
          </table:table-cell>
          <table:table-cell table:style-name="ce1" office:value-type="float" office:value="541" calcext:value-type="float">
            <text:p>541</text:p>
          </table:table-cell>
          <table:table-cell table:style-name="ce1" table:formula="of:=[.R13]*[.P13]" office:value-type="float" office:value="24888" calcext:value-type="float">
            <text:p>24888</text:p>
          </table:table-cell>
          <table:table-cell table:style-name="ce1"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17:28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601" calcext:value-type="float">
            <text:p>601</text:p>
          </table:table-cell>
          <table:table-cell office:value-type="float" office:value="246" calcext:value-type="float">
            <text:p>246</text:p>
          </table:table-cell>
          <table:table-cell office:value-type="float" office:value="350" calcext:value-type="float">
            <text:p>350</text:p>
          </table:table-cell>
          <table:table-cell office:value-type="float" office:value="2.44308943089431" calcext:value-type="float">
            <text:p>2.44308943089431</text:p>
          </table:table-cell>
          <table:table-cell office:value-type="float" office:value="98.00796812749" calcext:value-type="float">
            <text:p>98.00796812749</text:p>
          </table:table-cell>
          <table:table-cell office:value-type="float" office:value="106.480788617886" calcext:value-type="float">
            <text:p>106.480788617886</text:p>
          </table:table-cell>
          <table:table-cell office:value-type="float" office:value="94.9719966955816" calcext:value-type="float">
            <text:p>94.9719966955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6.9429166666667" calcext:value-type="float">
            <text:p>46.9429166666667</text:p>
          </table:table-cell>
          <table:table-cell office:value-type="float" office:value="1.66350904006828" calcext:value-type="float">
            <text:p>1.66350904006828</text:p>
          </table:table-cell>
          <table:table-cell office:value-type="float" office:value="600" calcext:value-type="float">
            <text:p>600</text:p>
          </table:table-cell>
          <table:table-cell table:formula="of:=[.R14]*[.P14]" office:value-type="float" office:value="28165.75" calcext:value-type="float">
            <text:p>28165.7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23:37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455" calcext:value-type="float">
            <text:p>455</text:p>
          </table:table-cell>
          <table:table-cell office:value-type="float" office:value="245" calcext:value-type="float">
            <text:p>245</text:p>
          </table:table-cell>
          <table:table-cell office:value-type="float" office:value="204" calcext:value-type="float">
            <text:p>204</text:p>
          </table:table-cell>
          <table:table-cell office:value-type="float" office:value="1.85714285714286" calcext:value-type="float">
            <text:p>1.85714285714286</text:p>
          </table:table-cell>
          <table:table-cell office:value-type="float" office:value="97.6095617529881" calcext:value-type="float">
            <text:p>97.6095617529881</text:p>
          </table:table-cell>
          <table:table-cell office:value-type="float" office:value="118.274665306122" calcext:value-type="float">
            <text:p>118.274665306122</text:p>
          </table:table-cell>
          <table:table-cell office:value-type="float" office:value="120.523153127785" calcext:value-type="float">
            <text:p>120.523153127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6.1343612334802" calcext:value-type="float">
            <text:p>46.1343612334802</text:p>
          </table:table-cell>
          <table:table-cell office:value-type="float" office:value="1.32832076160912" calcext:value-type="float">
            <text:p>1.32832076160912</text:p>
          </table:table-cell>
          <table:table-cell office:value-type="float" office:value="454" calcext:value-type="float">
            <text:p>454</text:p>
          </table:table-cell>
          <table:table-cell table:formula="of:=[.R15]*[.P15]" office:value-type="float" office:value="20945" calcext:value-type="float">
            <text:p>2094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25:45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610" calcext:value-type="float">
            <text:p>610</text:p>
          </table:table-cell>
          <table:table-cell office:value-type="float" office:value="237" calcext:value-type="float">
            <text:p>237</text:p>
          </table:table-cell>
          <table:table-cell office:value-type="float" office:value="359" calcext:value-type="float">
            <text:p>359</text:p>
          </table:table-cell>
          <table:table-cell office:value-type="float" office:value="2.57383966244726" calcext:value-type="float">
            <text:p>2.57383966244726</text:p>
          </table:table-cell>
          <table:table-cell office:value-type="float" office:value="94.4223107569721" calcext:value-type="float">
            <text:p>94.4223107569721</text:p>
          </table:table-cell>
          <table:table-cell office:value-type="float" office:value="42.7572151898734" calcext:value-type="float">
            <text:p>42.7572151898734</text:p>
          </table:table-cell>
          <table:table-cell office:value-type="float" office:value="52.5666266217292" calcext:value-type="float">
            <text:p>52.5666266217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8.4367816091954" calcext:value-type="float">
            <text:p>48.4367816091954</text:p>
          </table:table-cell>
          <table:table-cell office:value-type="float" office:value="2.58855986740052" calcext:value-type="float">
            <text:p>2.58855986740052</text:p>
          </table:table-cell>
          <table:table-cell office:value-type="float" office:value="609" calcext:value-type="float">
            <text:p>609</text:p>
          </table:table-cell>
          <table:table-cell table:formula="of:=[.R16]*[.P16]" office:value-type="float" office:value="29498" calcext:value-type="float">
            <text:p>29498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30:32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629" calcext:value-type="float">
            <text:p>629</text:p>
          </table:table-cell>
          <table:table-cell office:value-type="float" office:value="231" calcext:value-type="float">
            <text:p>231</text:p>
          </table:table-cell>
          <table:table-cell office:value-type="float" office:value="378" calcext:value-type="float">
            <text:p>378</text:p>
          </table:table-cell>
          <table:table-cell office:value-type="float" office:value="2.72294372294372" calcext:value-type="float">
            <text:p>2.72294372294372</text:p>
          </table:table-cell>
          <table:table-cell office:value-type="float" office:value="92.0318725099602" calcext:value-type="float">
            <text:p>92.0318725099602</text:p>
          </table:table-cell>
          <table:table-cell office:value-type="float" office:value="117.111554112554" calcext:value-type="float">
            <text:p>117.111554112554</text:p>
          </table:table-cell>
          <table:table-cell office:value-type="float" office:value="104.016482284597" calcext:value-type="float">
            <text:p>104.016482284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9.2878184713376" calcext:value-type="float">
            <text:p>49.2878184713376</text:p>
          </table:table-cell>
          <table:table-cell office:value-type="float" office:value="2.93996168334409" calcext:value-type="float">
            <text:p>2.93996168334409</text:p>
          </table:table-cell>
          <table:table-cell office:value-type="float" office:value="628" calcext:value-type="float">
            <text:p>628</text:p>
          </table:table-cell>
          <table:table-cell table:formula="of:=[.R17]*[.P17]" office:value-type="float" office:value="30952.75" calcext:value-type="float">
            <text:p>30952.7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35:05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557" calcext:value-type="float">
            <text:p>557</text:p>
          </table:table-cell>
          <table:table-cell office:value-type="float" office:value="250" calcext:value-type="float">
            <text:p>250</text:p>
          </table:table-cell>
          <table:table-cell office:value-type="float" office:value="306" calcext:value-type="float">
            <text:p>306</text:p>
          </table:table-cell>
          <table:table-cell office:value-type="float" office:value="2.228" calcext:value-type="float">
            <text:p>2.228</text:p>
          </table:table-cell>
          <table:table-cell office:value-type="float" office:value="99.601593625498" calcext:value-type="float">
            <text:p>99.601593625498</text:p>
          </table:table-cell>
          <table:table-cell office:value-type="float" office:value="118.854168" calcext:value-type="float">
            <text:p>118.854168</text:p>
          </table:table-cell>
          <table:table-cell office:value-type="float" office:value="114.402724008599" calcext:value-type="float">
            <text:p>114.402724008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6.8655575539568" calcext:value-type="float">
            <text:p>46.8655575539568</text:p>
          </table:table-cell>
          <table:table-cell office:value-type="float" office:value="3.59934494618834" calcext:value-type="float">
            <text:p>3.59934494618834</text:p>
          </table:table-cell>
          <table:table-cell office:value-type="float" office:value="556" calcext:value-type="float">
            <text:p>556</text:p>
          </table:table-cell>
          <table:table-cell table:formula="of:=[.R18]*[.P18]" office:value-type="float" office:value="26057.25" calcext:value-type="float">
            <text:p>26057.25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38: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.188" calcext:value-type="float">
            <text:p>1.18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10.1008" calcext:value-type="float">
            <text:p>110.1008</text:p>
          </table:table-cell>
          <table:table-cell table:style-name="ce1" office:value-type="float" office:value="138.585919533754" calcext:value-type="float">
            <text:p>138.58591953375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88.8614864864865" calcext:value-type="float">
            <text:p>88.8614864864865</text:p>
          </table:table-cell>
          <table:table-cell table:style-name="ce1" office:value-type="float" office:value="2.37904772138522" calcext:value-type="float">
            <text:p>2.37904772138522</text:p>
          </table:table-cell>
          <table:table-cell table:style-name="ce1" office:value-type="float" office:value="296" calcext:value-type="float">
            <text:p>296</text:p>
          </table:table-cell>
          <table:table-cell table:style-name="ce1" table:formula="of:=[.R19]*[.P19]" office:value-type="float" office:value="26303" calcext:value-type="float">
            <text:p>26303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41: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.65060240963855" calcext:value-type="float">
            <text:p>1.65060240963855</text:p>
          </table:table-cell>
          <table:table-cell table:style-name="ce1" office:value-type="float" office:value="99.203187250996" calcext:value-type="float">
            <text:p>99.203187250996</text:p>
          </table:table-cell>
          <table:table-cell table:style-name="ce1" office:value-type="float" office:value="66.1342289156626" calcext:value-type="float">
            <text:p>66.1342289156626</text:p>
          </table:table-cell>
          <table:table-cell table:style-name="ce1" office:value-type="float" office:value="105.522408386801" calcext:value-type="float">
            <text:p>105.5224083868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2.02237484161567" calcext:value-type="float">
            <text:p>2.02237484161567</text:p>
          </table:table-cell>
          <table:table-cell table:style-name="ce1" office:value-type="float" office:value="410" calcext:value-type="float">
            <text:p>410</text:p>
          </table:table-cell>
          <table:table-cell table:style-name="ce1" table:formula="of:=[.R20]*[.P20]" office:value-type="float" office:value="36449" calcext:value-type="float">
            <text:p>36449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45: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.65338645418327" calcext:value-type="float">
            <text:p>1.65338645418327</text:p>
          </table:table-cell>
          <table:table-cell table:style-name="ce1" office:value-type="float" office:value="100.4" calcext:value-type="float">
            <text:p>100.4</text:p>
          </table:table-cell>
          <table:table-cell table:style-name="ce1" office:value-type="float" office:value="85.2416772908367" calcext:value-type="float">
            <text:p>85.2416772908367</text:p>
          </table:table-cell>
          <table:table-cell table:style-name="ce1" office:value-type="float" office:value="117.202151932144" calcext:value-type="float">
            <text:p>117.2021519321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88.9009661835749" calcext:value-type="float">
            <text:p>88.9009661835749</text:p>
          </table:table-cell>
          <table:table-cell table:style-name="ce1" office:value-type="float" office:value="2.01260497282359" calcext:value-type="float">
            <text:p>2.01260497282359</text:p>
          </table:table-cell>
          <table:table-cell table:style-name="ce1" office:value-type="float" office:value="414" calcext:value-type="float">
            <text:p>414</text:p>
          </table:table-cell>
          <table:table-cell table:style-name="ce1" table:formula="of:=[.R21]*[.P21]" office:value-type="float" office:value="36805" calcext:value-type="float">
            <text:p>36805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47: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.56060606060606" calcext:value-type="float">
            <text:p>1.5606060606060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9.3757727272727" calcext:value-type="float">
            <text:p>79.3757727272727</text:p>
          </table:table-cell>
          <table:table-cell table:style-name="ce1" office:value-type="float" office:value="119.88442336157" calcext:value-type="float">
            <text:p>119.884423361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88.9002433090024" calcext:value-type="float">
            <text:p>88.9002433090024</text:p>
          </table:table-cell>
          <table:table-cell table:style-name="ce1" office:value-type="float" office:value="2.01991904132355" calcext:value-type="float">
            <text:p>2.01991904132355</text:p>
          </table:table-cell>
          <table:table-cell table:style-name="ce1" office:value-type="float" office:value="411" calcext:value-type="float">
            <text:p>411</text:p>
          </table:table-cell>
          <table:table-cell table:style-name="ce1" table:formula="of:=[.R22]*[.P22]" office:value-type="float" office:value="36538" calcext:value-type="float">
            <text:p>36538</text:p>
          </table:table-cell>
          <table:table-cell table:style-name="ce1"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51:33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525" calcext:value-type="float">
            <text:p>525</text:p>
          </table:table-cell>
          <table:table-cell office:value-type="float" office:value="251" calcext:value-type="float">
            <text:p>251</text:p>
          </table:table-cell>
          <table:table-cell office:value-type="float" office:value="275" calcext:value-type="float">
            <text:p>275</text:p>
          </table:table-cell>
          <table:table-cell office:value-type="float" office:value="2.09163346613546" calcext:value-type="float">
            <text:p>2.09163346613546</text:p>
          </table:table-cell>
          <table:table-cell office:value-type="float" office:value="100" calcext:value-type="float">
            <text:p>100</text:p>
          </table:table-cell>
          <table:table-cell office:value-type="float" office:value="56.7508764940239" calcext:value-type="float">
            <text:p>56.7508764940239</text:p>
          </table:table-cell>
          <table:table-cell office:value-type="float" office:value="72.5186113183541" calcext:value-type="float">
            <text:p>72.5186113183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09351145038" calcext:value-type="float">
            <text:p>52.7409351145038</text:p>
          </table:table-cell>
          <table:table-cell office:value-type="float" office:value="0.207306618219996" calcext:value-type="float">
            <text:p>0.207306618219996</text:p>
          </table:table-cell>
          <table:table-cell office:value-type="float" office:value="524" calcext:value-type="float">
            <text:p>524</text:p>
          </table:table-cell>
          <table:table-cell table:formula="of:=[.R23]*[.P23]" office:value-type="float" office:value="27636.25" calcext:value-type="float">
            <text:p>27636.2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54:18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532" calcext:value-type="float">
            <text:p>532</text:p>
          </table:table-cell>
          <table:table-cell office:value-type="float" office:value="242" calcext:value-type="float">
            <text:p>242</text:p>
          </table:table-cell>
          <table:table-cell office:value-type="float" office:value="282" calcext:value-type="float">
            <text:p>282</text:p>
          </table:table-cell>
          <table:table-cell office:value-type="float" office:value="2.19834710743802" calcext:value-type="float">
            <text:p>2.19834710743802</text:p>
          </table:table-cell>
          <table:table-cell office:value-type="float" office:value="96.8" calcext:value-type="float">
            <text:p>96.8</text:p>
          </table:table-cell>
          <table:table-cell office:value-type="float" office:value="94.7133925619835" calcext:value-type="float">
            <text:p>94.7133925619835</text:p>
          </table:table-cell>
          <table:table-cell office:value-type="float" office:value="103.423337908477" calcext:value-type="float">
            <text:p>103.423337908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1054613936" calcext:value-type="float">
            <text:p>52.741054613936</text:p>
          </table:table-cell>
          <table:table-cell office:value-type="float" office:value="0.205938252571757" calcext:value-type="float">
            <text:p>0.205938252571757</text:p>
          </table:table-cell>
          <table:table-cell office:value-type="float" office:value="531" calcext:value-type="float">
            <text:p>531</text:p>
          </table:table-cell>
          <table:table-cell table:formula="of:=[.R24]*[.P24]" office:value-type="float" office:value="28005.5" calcext:value-type="float">
            <text:p>28005.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56:52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547" calcext:value-type="float">
            <text:p>547</text:p>
          </table:table-cell>
          <table:table-cell office:value-type="float" office:value="247" calcext:value-type="float">
            <text:p>247</text:p>
          </table:table-cell>
          <table:table-cell office:value-type="float" office:value="296" calcext:value-type="float">
            <text:p>296</text:p>
          </table:table-cell>
          <table:table-cell office:value-type="float" office:value="2.21457489878542" calcext:value-type="float">
            <text:p>2.21457489878542</text:p>
          </table:table-cell>
          <table:table-cell office:value-type="float" office:value="98.406374501992" calcext:value-type="float">
            <text:p>98.406374501992</text:p>
          </table:table-cell>
          <table:table-cell office:value-type="float" office:value="137.553562753036" calcext:value-type="float">
            <text:p>137.553562753036</text:p>
          </table:table-cell>
          <table:table-cell office:value-type="float" office:value="127.568851233043" calcext:value-type="float">
            <text:p>127.568851233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13003663004" calcext:value-type="float">
            <text:p>52.7413003663004</text:p>
          </table:table-cell>
          <table:table-cell office:value-type="float" office:value="0.203094993652607" calcext:value-type="float">
            <text:p>0.203094993652607</text:p>
          </table:table-cell>
          <table:table-cell office:value-type="float" office:value="546" calcext:value-type="float">
            <text:p>546</text:p>
          </table:table-cell>
          <table:table-cell table:formula="of:=[.R25]*[.P25]" office:value-type="float" office:value="28796.75" calcext:value-type="float">
            <text:p>28796.75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5:00: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2.36666666666667" calcext:value-type="float">
            <text:p>2.36666666666667</text:p>
          </table:table-cell>
          <table:table-cell table:style-name="ce1" office:value-type="float" office:value="95.6175298804781" calcext:value-type="float">
            <text:p>95.6175298804781</text:p>
          </table:table-cell>
          <table:table-cell table:style-name="ce1" office:value-type="float" office:value="12.9148125" calcext:value-type="float">
            <text:p>12.9148125</text:p>
          </table:table-cell>
          <table:table-cell table:style-name="ce1" office:value-type="float" office:value="20.1646358894066" calcext:value-type="float">
            <text:p>20.164635889406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[13, 6, 7, 6, 7]</text:p>
          </table:table-cell>
          <table:table-cell table:style-name="ce1" office:value-type="string" calcext:value-type="string">
            <text:p>[14, 15, 14, 12]</text:p>
          </table:table-cell>
          <table:table-cell table:style-name="ce1" office:value-type="float" office:value="50.1243386243386" calcext:value-type="float">
            <text:p>50.1243386243386</text:p>
          </table:table-cell>
          <table:table-cell table:style-name="ce1" office:value-type="float" office:value="1.51861414996698" calcext:value-type="float">
            <text:p>1.51861414996698</text:p>
          </table:table-cell>
          <table:table-cell table:style-name="ce1" office:value-type="float" office:value="567" calcext:value-type="float">
            <text:p>567</text:p>
          </table:table-cell>
          <table:table-cell table:style-name="ce1" table:formula="of:=[.R26]*[.P26]" office:value-type="float" office:value="28420.5" calcext:value-type="float">
            <text:p>28420.5</text:p>
          </table:table-cell>
          <table:table-cell table:style-name="ce1"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elivery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GainIndex</text:p>
          </table:table-cell>
          <table:table-cell office:value-type="string" calcext:value-type="string">
            <text:p>CustoEnerg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QM3</text:p>
          </table:table-cell>
          <table:table-cell table:formula="of:=AVERAGE([.I2:.I5])" office:value-type="float" office:value="99.402390438247" calcext:value-type="float">
            <text:p>99.402390438247</text:p>
          </table:table-cell>
          <table:table-cell table:formula="of:=STDEV([.I2:.I5])" office:value-type="float" office:value="1.19521912350595" calcext:value-type="float">
            <text:p>1.19521912350595</text:p>
          </table:table-cell>
          <table:table-cell table:style-name="ce2" table:formula="of:=CONFIDENCE(0.05;[.E31];4)" office:value-type="float" office:value="1.1712932178526" calcext:value-type="float">
            <text:p>1.1712932178526</text:p>
          </table:table-cell>
          <table:table-cell table:formula="of:=AVERAGE([.H2:.H5])" office:value-type="float" office:value="1.89812915484236" calcext:value-type="float">
            <text:p>1.89812915484236</text:p>
          </table:table-cell>
          <table:table-cell table:formula="of:=STDEV([.H2:.H5])" office:value-type="float" office:value="0.176011239060056" calcext:value-type="float">
            <text:p>0.176011239060056</text:p>
          </table:table-cell>
          <table:table-cell table:style-name="ce2" table:formula="of:=CONFIDENCE(0.05;[.H31];4)" office:value-type="float" office:value="0.17248784471599" calcext:value-type="float">
            <text:p>0.17248784471599</text:p>
          </table:table-cell>
          <table:table-cell table:formula="of:=AVERAGE([.P2:.P5])" office:value-type="float" office:value="50.6381927918272" calcext:value-type="float">
            <text:p>50.6381927918272</text:p>
          </table:table-cell>
          <table:table-cell table:style-name="ce3" table:formula="of:=AVERAGE([.S2:.S5])" office:value-type="float" office:value="23951.6875" calcext:value-type="float">
            <text:p>23951.7</text:p>
          </table:table-cell>
          <table:table-cell table:formula="of:=AVERAGE([.Q2:.Q5])" office:value-type="float" office:value="2.20065605184908" calcext:value-type="float">
            <text:p>2.20065605184908</text:p>
          </table:table-cell>
          <table:table-cell table:style-name="ce2" table:formula="of:=CONFIDENCE(0.05;[.L31];5)" office:value-type="float" office:value="1.92892463350199" calcext:value-type="float">
            <text:p>1.9289246335019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QM3 w/o CD</text:p>
          </table:table-cell>
          <table:table-cell table:formula="of:=AVERAGE([.I6:.I9])" office:value-type="float" office:value="97.906374501992" calcext:value-type="float">
            <text:p>97.906374501992</text:p>
          </table:table-cell>
          <table:table-cell table:formula="of:=STDEV([.I6:.I9])" office:value-type="float" office:value="1.98858001057496" calcext:value-type="float">
            <text:p>1.98858001057496</text:p>
          </table:table-cell>
          <table:table-cell table:style-name="ce2" table:formula="of:=CONFIDENCE(0.05;[.E32];4)" office:value-type="float" office:value="1.9487726005516" calcext:value-type="float">
            <text:p>1.9487726005516</text:p>
          </table:table-cell>
          <table:table-cell table:formula="of:=AVERAGE([.H6:.H9])" office:value-type="float" office:value="1.98934431737042" calcext:value-type="float">
            <text:p>1.98934431737042</text:p>
          </table:table-cell>
          <table:table-cell table:formula="of:=STDEV([.H6:.H9])" office:value-type="float" office:value="0.234566504872707" calcext:value-type="float">
            <text:p>0.234566504872707</text:p>
          </table:table-cell>
          <table:table-cell table:style-name="ce2" table:formula="of:=CONFIDENCE(0.05;[.H32];4)" office:value-type="float" office:value="0.229870950764973" calcext:value-type="float">
            <text:p>0.229870950764973</text:p>
          </table:table-cell>
          <table:table-cell table:formula="of:=AVERAGE([.P6:.P9])" office:value-type="float" office:value="52.7402405662306" calcext:value-type="float">
            <text:p>52.7402405662306</text:p>
          </table:table-cell>
          <table:table-cell table:style-name="ce3" table:formula="of:=AVERAGE([.S6:.S9])" office:value-type="float" office:value="25816.375" calcext:value-type="float">
            <text:p>25816.4</text:p>
          </table:table-cell>
          <table:table-cell table:formula="of:=AVERAGE([.Q6:.Q9])" office:value-type="float" office:value="0.214932209988351" calcext:value-type="float">
            <text:p>0.214932209988351</text:p>
          </table:table-cell>
          <table:table-cell table:style-name="ce2" table:formula="of:=CONFIDENCE(0.05;[.L32];5)" office:value-type="float" office:value="0.188392926750729" calcext:value-type="float">
            <text:p>0.18839292675072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QL</text:p>
          </table:table-cell>
          <table:table-cell table:formula="of:=AVERAGE([.I10:.I13])" office:value-type="float" office:value="96.808764940239" calcext:value-type="float">
            <text:p>96.808764940239</text:p>
          </table:table-cell>
          <table:table-cell table:formula="of:=STDEV([.I10:.I13])" office:value-type="float" office:value="1.98086110900359" calcext:value-type="float">
            <text:p>1.98086110900359</text:p>
          </table:table-cell>
          <table:table-cell table:style-name="ce2" table:formula="of:=CONFIDENCE(0.05;[.E33];4)" office:value-type="float" office:value="1.94120821601155" calcext:value-type="float">
            <text:p>1.94120821601155</text:p>
          </table:table-cell>
          <table:table-cell table:formula="of:=AVERAGE([.H10:.H13])" office:value-type="float" office:value="2.28937871190165" calcext:value-type="float">
            <text:p>2.28937871190165</text:p>
          </table:table-cell>
          <table:table-cell table:formula="of:=STDEV([.H10:.H13])" office:value-type="float" office:value="0.141423948338882" calcext:value-type="float">
            <text:p>0.141423948338882</text:p>
          </table:table-cell>
          <table:table-cell table:style-name="ce2" table:formula="of:=CONFIDENCE(0.05;[.H33];4)" office:value-type="float" office:value="0.138592922647831" calcext:value-type="float">
            <text:p>0.138592922647831</text:p>
          </table:table-cell>
          <table:table-cell table:formula="of:=AVERAGE([.P10:.P13])" office:value-type="float" office:value="46.0036136035278" calcext:value-type="float">
            <text:p>46.0036136035278</text:p>
          </table:table-cell>
          <table:table-cell table:style-name="ce3" table:formula="of:=AVERAGE([.S10:.S13])" office:value-type="float" office:value="25497.5" calcext:value-type="float">
            <text:p>25497.5</text:p>
          </table:table-cell>
          <table:table-cell table:formula="of:=AVERAGE([.Q10:.Q13])" office:value-type="float" office:value="0.0849210311718241" calcext:value-type="float">
            <text:p>0.084921031171824</text:p>
          </table:table-cell>
          <table:table-cell table:style-name="ce2" table:formula="of:=CONFIDENCE(0.05;[.L33];5)" office:value-type="float" office:value="0.0744351979911103" calcext:value-type="float">
            <text:p>0.0744351979911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R</text:p>
          </table:table-cell>
          <table:table-cell table:formula="of:=AVERAGE([.I15:.I18])" office:value-type="float" office:value="95.9163346613546" calcext:value-type="float">
            <text:p>95.9163346613546</text:p>
          </table:table-cell>
          <table:table-cell table:formula="of:=STDEV([.I15:.I18])" office:value-type="float" office:value="3.35506111465067" calcext:value-type="float">
            <text:p>3.35506111465067</text:p>
          </table:table-cell>
          <table:table-cell table:style-name="ce2" table:formula="of:=CONFIDENCE(0.05;[.E34];4)" office:value-type="float" office:value="3.28789947532306" calcext:value-type="float">
            <text:p>3.28789947532306</text:p>
          </table:table-cell>
          <table:table-cell table:formula="of:=AVERAGE([.H15:.H18])" office:value-type="float" office:value="2.34548156063346" calcext:value-type="float">
            <text:p>2.34548156063346</text:p>
          </table:table-cell>
          <table:table-cell table:formula="of:=STDEV([.H15:.H18])" office:value-type="float" office:value="0.385962741317385" calcext:value-type="float">
            <text:p>0.385962741317385</text:p>
          </table:table-cell>
          <table:table-cell table:style-name="ce2" table:formula="of:=CONFIDENCE(0.05;[.H34];4)" office:value-type="float" office:value="0.378236536178212" calcext:value-type="float">
            <text:p>0.378236536178212</text:p>
          </table:table-cell>
          <table:table-cell table:formula="of:=AVERAGE([.P15:.P18])" office:value-type="float" office:value="47.6811297169925" calcext:value-type="float">
            <text:p>47.6811297169925</text:p>
          </table:table-cell>
          <table:table-cell table:style-name="ce3" table:formula="of:=AVERAGE([.S15:.S18])" office:value-type="float" office:value="26863.25" calcext:value-type="float">
            <text:p>26863.3</text:p>
          </table:table-cell>
          <table:table-cell table:formula="of:=AVERAGE([.Q15:.Q18])" office:value-type="float" office:value="2.61404681463552" calcext:value-type="float">
            <text:p>2.61404681463552</text:p>
          </table:table-cell>
          <table:table-cell table:style-name="ce2" table:formula="of:=CONFIDENCE(0.05;[.L34];5)" office:value-type="float" office:value="2.29127095515044" calcext:value-type="float">
            <text:p>2.2912709551504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xGain</text:p>
          </table:table-cell>
          <table:table-cell table:formula="of:=AVERAGE([.I19:.I21])" office:value-type="float" office:value="99.8677290836653" calcext:value-type="float">
            <text:p>99.8677290836653</text:p>
          </table:table-cell>
          <table:table-cell table:formula="of:=STDEV([.I19:.I22])" office:value-type="float" office:value="0.501845084839367" calcext:value-type="float">
            <text:p>0.501845084839367</text:p>
          </table:table-cell>
          <table:table-cell table:style-name="ce2" table:formula="of:=CONFIDENCE(0.05;[.E35];4)" office:value-type="float" office:value="0.491799146051804" calcext:value-type="float">
            <text:p>0.491799146051804</text:p>
          </table:table-cell>
          <table:table-cell table:formula="of:=AVERAGE([.H19:.H22])" office:value-type="float" office:value="1.51314873110697" calcext:value-type="float">
            <text:p>1.51314873110697</text:p>
          </table:table-cell>
          <table:table-cell table:formula="of:=STDEV([.H19:.H22])" office:value-type="float" office:value="0.221008316720695" calcext:value-type="float">
            <text:p>0.221008316720695</text:p>
          </table:table-cell>
          <table:table-cell table:style-name="ce2" table:formula="of:=CONFIDENCE(0.05;[.H35];4)" office:value-type="float" office:value="0.216584170528192" calcext:value-type="float">
            <text:p>0.216584170528192</text:p>
          </table:table-cell>
          <table:table-cell table:formula="of:=AVERAGE([.P19:.P22])" office:value-type="float" office:value="88.890673994766" calcext:value-type="float">
            <text:p>88.890673994766</text:p>
          </table:table-cell>
          <table:table-cell table:style-name="ce3" table:formula="of:=AVERAGE([.S19:.S22])" office:value-type="float" office:value="34023.75" calcext:value-type="float">
            <text:p>34023.8</text:p>
          </table:table-cell>
          <table:table-cell table:formula="of:=AVERAGE([.Q19:.Q22])" office:value-type="float" office:value="2.10848664428701" calcext:value-type="float">
            <text:p>2.10848664428701</text:p>
          </table:table-cell>
          <table:table-cell table:style-name="ce2" table:formula="of:=CONFIDENCE(0.05;[.L35];5)" office:value-type="float" office:value="1.84813607022224" calcext:value-type="float">
            <text:p>1.84813607022224</text:p>
          </table:table-cell>
          <table:table-cell table:number-columns-repeated="1011"/>
        </table:table-row>
      </table:table>
      <table:table table:name="resultLQEn14" table:style-name="ta1">
        <table:table-column table:style-name="co1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1009" table:default-cell-style-name="Default"/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enviosSolicitados</text:p>
          </table:table-cell>
          <table:table-cell office:value-type="string" calcext:value-type="string">
            <text:p>enviosEfetivos</text:p>
          </table:table-cell>
          <table:table-cell office:value-type="string" calcext:value-type="string">
            <text:p>acksRecebidos</text:p>
          </table:table-cell>
          <table:table-cell office:value-type="string" calcext:value-type="string">
            <text:p>retransmissoes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taxaEntrega</text:p>
          </table:table-cell>
          <table:table-cell office:value-type="string" calcext:value-type="string">
            <text:p>tempoMedioRecebAck</text:p>
          </table:table-cell>
          <table:table-cell office:value-type="string" calcext:value-type="string">
            <text:p>desvioPadraoAck</text:p>
          </table:table-cell>
          <table:table-cell office:value-type="string" calcext:value-type="string">
            <text:p>treinos</text:p>
          </table:table-cell>
          <table:table-cell office:value-type="string" calcext:value-type="string">
            <text:p>conceptDrift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folhas</text:p>
          </table:table-cell>
          <table:table-cell office:value-type="string" calcext:value-type="string">
            <text:p>avgGa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usto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3:37:3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.56175298804781" calcext:value-type="float">
            <text:p>1.5617529880478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5.0396972111554" calcext:value-type="float">
            <text:p>25.0396972111554</text:p>
          </table:table-cell>
          <table:table-cell table:style-name="ce1" office:value-type="float" office:value="51.2510954623566" calcext:value-type="float">
            <text:p>51.25109546235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52.7378516624041" calcext:value-type="float">
            <text:p>52.7378516624041</text:p>
          </table:table-cell>
          <table:table-cell table:style-name="ce1" office:value-type="float" office:value="0.239910444695971" calcext:value-type="float">
            <text:p>0.239910444695971</text:p>
          </table:table-cell>
          <table:table-cell table:style-name="ce1" office:value-type="float" office:value="391" calcext:value-type="float">
            <text:p>391</text:p>
          </table:table-cell>
          <table:table-cell table:style-name="ce1" table:formula="of:=[.R2]*[.P2]" office:value-type="float" office:value="20620.5" calcext:value-type="float">
            <text:p>20620.5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3:39:5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.60223048327138" calcext:value-type="float">
            <text:p>1.6022304832713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4.7958661710037" calcext:value-type="float">
            <text:p>44.7958661710037</text:p>
          </table:table-cell>
          <table:table-cell table:style-name="ce1" office:value-type="float" office:value="95.4316604832576" calcext:value-type="float">
            <text:p>95.43166048325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52.7389534883721" calcext:value-type="float">
            <text:p>52.7389534883721</text:p>
          </table:table-cell>
          <table:table-cell table:style-name="ce1" office:value-type="float" office:value="0.228798830445902" calcext:value-type="float">
            <text:p>0.228798830445902</text:p>
          </table:table-cell>
          <table:table-cell table:style-name="ce1" office:value-type="float" office:value="430" calcext:value-type="float">
            <text:p>430</text:p>
          </table:table-cell>
          <table:table-cell table:style-name="ce1" table:formula="of:=[.R3]*[.P3]" office:value-type="float" office:value="22677.75" calcext:value-type="float">
            <text:p>22677.75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3:42:0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.56" calcext:value-type="float">
            <text:p>1.56</text:p>
          </table:table-cell>
          <table:table-cell table:style-name="ce1" office:value-type="float" office:value="99.601593625498" calcext:value-type="float">
            <text:p>99.601593625498</text:p>
          </table:table-cell>
          <table:table-cell table:style-name="ce1" office:value-type="float" office:value="25.48412" calcext:value-type="float">
            <text:p>25.48412</text:p>
          </table:table-cell>
          <table:table-cell table:style-name="ce1" office:value-type="float" office:value="54.0260680543162" calcext:value-type="float">
            <text:p>54.02606805431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52.7377892030848" calcext:value-type="float">
            <text:p>52.7377892030848</text:p>
          </table:table-cell>
          <table:table-cell table:style-name="ce1" office:value-type="float" office:value="0.240524804928182" calcext:value-type="float">
            <text:p>0.240524804928182</text:p>
          </table:table-cell>
          <table:table-cell table:style-name="ce1" office:value-type="float" office:value="389" calcext:value-type="float">
            <text:p>389</text:p>
          </table:table-cell>
          <table:table-cell table:style-name="ce1" table:formula="of:=[.R4]*[.P4]" office:value-type="float" office:value="20515" calcext:value-type="float">
            <text:p>20515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3:45: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.48091603053435" calcext:value-type="float">
            <text:p>1.4809160305343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7.917465648855" calcext:value-type="float">
            <text:p>57.917465648855</text:p>
          </table:table-cell>
          <table:table-cell table:style-name="ce1" office:value-type="float" office:value="113.278189798949" calcext:value-type="float">
            <text:p>113.2781897989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52.7377260981912" calcext:value-type="float">
            <text:p>52.7377260981912</text:p>
          </table:table-cell>
          <table:table-cell table:style-name="ce1" office:value-type="float" office:value="0.241143909162391" calcext:value-type="float">
            <text:p>0.241143909162391</text:p>
          </table:table-cell>
          <table:table-cell table:style-name="ce1" office:value-type="float" office:value="387" calcext:value-type="float">
            <text:p>387</text:p>
          </table:table-cell>
          <table:table-cell table:style-name="ce1" table:formula="of:=[.R5]*[.P5]" office:value-type="float" office:value="20409.5" calcext:value-type="float">
            <text:p>20409.5</text:p>
          </table:table-cell>
          <table:table-cell table:style-name="ce1"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3:48:46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418" calcext:value-type="float">
            <text:p>418</text:p>
          </table:table-cell>
          <table:table-cell office:value-type="float" office:value="247" calcext:value-type="float">
            <text:p>247</text:p>
          </table:table-cell>
          <table:table-cell office:value-type="float" office:value="167" calcext:value-type="float">
            <text:p>167</text:p>
          </table:table-cell>
          <table:table-cell office:value-type="float" office:value="1.69230769230769" calcext:value-type="float">
            <text:p>1.69230769230769</text:p>
          </table:table-cell>
          <table:table-cell office:value-type="float" office:value="98.406374501992" calcext:value-type="float">
            <text:p>98.406374501992</text:p>
          </table:table-cell>
          <table:table-cell office:value-type="float" office:value="16.1429028340081" calcext:value-type="float">
            <text:p>16.1429028340081</text:p>
          </table:table-cell>
          <table:table-cell office:value-type="float" office:value="39.4482923445039" calcext:value-type="float">
            <text:p>39.4482923445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386091127098" calcext:value-type="float">
            <text:p>52.7386091127098</text:p>
          </table:table-cell>
          <table:table-cell office:value-type="float" office:value="0.232329426278808" calcext:value-type="float">
            <text:p>0.232329426278808</text:p>
          </table:table-cell>
          <table:table-cell office:value-type="float" office:value="417" calcext:value-type="float">
            <text:p>417</text:p>
          </table:table-cell>
          <table:table-cell table:formula="of:=[.R6]*[.P6]" office:value-type="float" office:value="21992" calcext:value-type="float">
            <text:p>21992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3:51:18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489" calcext:value-type="float">
            <text:p>489</text:p>
          </table:table-cell>
          <table:table-cell office:value-type="float" office:value="246" calcext:value-type="float">
            <text:p>246</text:p>
          </table:table-cell>
          <table:table-cell office:value-type="float" office:value="238" calcext:value-type="float">
            <text:p>238</text:p>
          </table:table-cell>
          <table:table-cell office:value-type="float" office:value="1.98780487804878" calcext:value-type="float">
            <text:p>1.98780487804878</text:p>
          </table:table-cell>
          <table:table-cell office:value-type="float" office:value="98.00796812749" calcext:value-type="float">
            <text:p>98.00796812749</text:p>
          </table:table-cell>
          <table:table-cell office:value-type="float" office:value="8.55518292682927" calcext:value-type="float">
            <text:p>8.55518292682927</text:p>
          </table:table-cell>
          <table:table-cell office:value-type="float" office:value="5.43293351592756" calcext:value-type="float">
            <text:p>5.43293351592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02663934426" calcext:value-type="float">
            <text:p>52.7402663934426</text:p>
          </table:table-cell>
          <table:table-cell office:value-type="float" office:value="0.214801974038711" calcext:value-type="float">
            <text:p>0.214801974038711</text:p>
          </table:table-cell>
          <table:table-cell office:value-type="float" office:value="488" calcext:value-type="float">
            <text:p>488</text:p>
          </table:table-cell>
          <table:table-cell table:formula="of:=[.R7]*[.P7]" office:value-type="float" office:value="25737.25" calcext:value-type="float">
            <text:p>25737.2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3:54:01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469" calcext:value-type="float">
            <text:p>469</text:p>
          </table:table-cell>
          <table:table-cell office:value-type="float" office:value="247" calcext:value-type="float">
            <text:p>247</text:p>
          </table:table-cell>
          <table:table-cell office:value-type="float" office:value="218" calcext:value-type="float">
            <text:p>218</text:p>
          </table:table-cell>
          <table:table-cell office:value-type="float" office:value="1.89878542510121" calcext:value-type="float">
            <text:p>1.89878542510121</text:p>
          </table:table-cell>
          <table:table-cell office:value-type="float" office:value="98.406374501992" calcext:value-type="float">
            <text:p>98.406374501992</text:p>
          </table:table-cell>
          <table:table-cell office:value-type="float" office:value="9.07346558704453" calcext:value-type="float">
            <text:p>9.07346558704453</text:p>
          </table:table-cell>
          <table:table-cell office:value-type="float" office:value="9.1925901504373" calcext:value-type="float">
            <text:p>9.1925901504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398504273504" calcext:value-type="float">
            <text:p>52.7398504273504</text:p>
          </table:table-cell>
          <table:table-cell office:value-type="float" office:value="0.219334120146641" calcext:value-type="float">
            <text:p>0.219334120146641</text:p>
          </table:table-cell>
          <table:table-cell office:value-type="float" office:value="468" calcext:value-type="float">
            <text:p>468</text:p>
          </table:table-cell>
          <table:table-cell table:formula="of:=[.R8]*[.P8]" office:value-type="float" office:value="24682.25" calcext:value-type="float">
            <text:p>24682.2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3:58:03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497" calcext:value-type="float">
            <text:p>497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.02857142857143" calcext:value-type="float">
            <text:p>2.02857142857143</text:p>
          </table:table-cell>
          <table:table-cell office:value-type="float" office:value="97.6095617529881" calcext:value-type="float">
            <text:p>97.6095617529881</text:p>
          </table:table-cell>
          <table:table-cell office:value-type="float" office:value="12.9261918367347" calcext:value-type="float">
            <text:p>12.9261918367347</text:p>
          </table:table-cell>
          <table:table-cell office:value-type="float" office:value="31.6572874529952" calcext:value-type="float">
            <text:p>31.6572874529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04233870968" calcext:value-type="float">
            <text:p>52.7404233870968</text:p>
          </table:table-cell>
          <table:table-cell office:value-type="float" office:value="0.213066186373212" calcext:value-type="float">
            <text:p>0.213066186373212</text:p>
          </table:table-cell>
          <table:table-cell office:value-type="float" office:value="496" calcext:value-type="float">
            <text:p>496</text:p>
          </table:table-cell>
          <table:table-cell table:formula="of:=[.R9]*[.P9]" office:value-type="float" office:value="26159.25" calcext:value-type="float">
            <text:p>26159.25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01:5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2.31372549019608" calcext:value-type="float">
            <text:p>2.3137254901960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2.4113098039216" calcext:value-type="float">
            <text:p>32.4113098039216</text:p>
          </table:table-cell>
          <table:table-cell table:style-name="ce1" office:value-type="float" office:value="49.3074646552778" calcext:value-type="float">
            <text:p>49.30746465527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46.0033955857385" calcext:value-type="float">
            <text:p>46.0033955857385</text:p>
          </table:table-cell>
          <table:table-cell table:style-name="ce1" office:value-type="float" office:value="0.0823385782885035" calcext:value-type="float">
            <text:p>0.082338578288504</text:p>
          </table:table-cell>
          <table:table-cell table:style-name="ce1" office:value-type="float" office:value="589" calcext:value-type="float">
            <text:p>589</text:p>
          </table:table-cell>
          <table:table-cell table:style-name="ce1" table:formula="of:=[.R10]*[.P10]" office:value-type="float" office:value="27096" calcext:value-type="float">
            <text:p>27096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04: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2.83760683760684" calcext:value-type="float">
            <text:p>2.83760683760684</text:p>
          </table:table-cell>
          <table:table-cell table:style-name="ce1" office:value-type="float" office:value="93.2270916334661" calcext:value-type="float">
            <text:p>93.2270916334661</text:p>
          </table:table-cell>
          <table:table-cell table:style-name="ce1" office:value-type="float" office:value="9.17603846153846" calcext:value-type="float">
            <text:p>9.17603846153846</text:p>
          </table:table-cell>
          <table:table-cell table:style-name="ce1" office:value-type="float" office:value="10.4753763950599" calcext:value-type="float">
            <text:p>10.47537639505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46.0030165912519" calcext:value-type="float">
            <text:p>46.0030165912519</text:p>
          </table:table-cell>
          <table:table-cell table:style-name="ce1" office:value-type="float" office:value="0.0776149642851802" calcext:value-type="float">
            <text:p>0.07761496428518</text:p>
          </table:table-cell>
          <table:table-cell table:style-name="ce1" office:value-type="float" office:value="663" calcext:value-type="float">
            <text:p>663</text:p>
          </table:table-cell>
          <table:table-cell table:style-name="ce1" table:formula="of:=[.R11]*[.P11]" office:value-type="float" office:value="30500" calcext:value-type="float">
            <text:p>30500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07:4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2.25101214574899" calcext:value-type="float">
            <text:p>2.25101214574899</text:p>
          </table:table-cell>
          <table:table-cell table:style-name="ce1" office:value-type="float" office:value="98.406374501992" calcext:value-type="float">
            <text:p>98.406374501992</text:p>
          </table:table-cell>
          <table:table-cell table:style-name="ce1" office:value-type="float" office:value="18.5788259109312" calcext:value-type="float">
            <text:p>18.5788259109312</text:p>
          </table:table-cell>
          <table:table-cell table:style-name="ce1" office:value-type="float" office:value="27.5423040455167" calcext:value-type="float">
            <text:p>27.54230404551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46.0036036036036" calcext:value-type="float">
            <text:p>46.0036036036036</text:p>
          </table:table-cell>
          <table:table-cell table:style-name="ce1" office:value-type="float" office:value="0.0848187552860528" calcext:value-type="float">
            <text:p>0.084818755286053</text:p>
          </table:table-cell>
          <table:table-cell table:style-name="ce1" office:value-type="float" office:value="555" calcext:value-type="float">
            <text:p>555</text:p>
          </table:table-cell>
          <table:table-cell table:style-name="ce1" table:formula="of:=[.R12]*[.P12]" office:value-type="float" office:value="25532" calcext:value-type="float">
            <text:p>25532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10:4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2.05327868852459" calcext:value-type="float">
            <text:p>2.05327868852459</text:p>
          </table:table-cell>
          <table:table-cell table:style-name="ce1" office:value-type="float" office:value="97.6" calcext:value-type="float">
            <text:p>97.6</text:p>
          </table:table-cell>
          <table:table-cell table:style-name="ce1" office:value-type="float" office:value="9.30157377049181" calcext:value-type="float">
            <text:p>9.30157377049181</text:p>
          </table:table-cell>
          <table:table-cell table:style-name="ce1" office:value-type="float" office:value="10.6529506152113" calcext:value-type="float">
            <text:p>10.65295061521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46.004" calcext:value-type="float">
            <text:p>46.004</text:p>
          </table:table-cell>
          <table:table-cell table:style-name="ce1" office:value-type="float" office:value="0.0893532316147547" calcext:value-type="float">
            <text:p>0.089353231614755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formula="of:=[.R13]*[.P13]" office:value-type="float" office:value="23002" calcext:value-type="float">
            <text:p>23002</text:p>
          </table:table-cell>
          <table:table-cell table:style-name="ce1"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17:28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535" calcext:value-type="float">
            <text:p>535</text:p>
          </table:table-cell>
          <table:table-cell office:value-type="float" office:value="243" calcext:value-type="float">
            <text:p>243</text:p>
          </table:table-cell>
          <table:table-cell office:value-type="float" office:value="285" calcext:value-type="float">
            <text:p>285</text:p>
          </table:table-cell>
          <table:table-cell office:value-type="float" office:value="2.20164609053498" calcext:value-type="float">
            <text:p>2.20164609053498</text:p>
          </table:table-cell>
          <table:table-cell office:value-type="float" office:value="97.2" calcext:value-type="float">
            <text:p>97.2</text:p>
          </table:table-cell>
          <table:table-cell office:value-type="float" office:value="10.9350329218107" calcext:value-type="float">
            <text:p>10.9350329218107</text:p>
          </table:table-cell>
          <table:table-cell office:value-type="float" office:value="15.4384348742083" calcext:value-type="float">
            <text:p>15.4384348742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6.8815543071161" calcext:value-type="float">
            <text:p>46.8815543071161</text:p>
          </table:table-cell>
          <table:table-cell office:value-type="float" office:value="1.72931640383674" calcext:value-type="float">
            <text:p>1.72931640383674</text:p>
          </table:table-cell>
          <table:table-cell office:value-type="float" office:value="534" calcext:value-type="float">
            <text:p>534</text:p>
          </table:table-cell>
          <table:table-cell table:formula="of:=[.R14]*[.P14]" office:value-type="float" office:value="25034.75" calcext:value-type="float">
            <text:p>25034.7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23:37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497" calcext:value-type="float">
            <text:p>497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2.03688524590164" calcext:value-type="float">
            <text:p>2.03688524590164</text:p>
          </table:table-cell>
          <table:table-cell office:value-type="float" office:value="97.2111553784861" calcext:value-type="float">
            <text:p>97.2111553784861</text:p>
          </table:table-cell>
          <table:table-cell office:value-type="float" office:value="27.5679959016393" calcext:value-type="float">
            <text:p>27.5679959016393</text:p>
          </table:table-cell>
          <table:table-cell office:value-type="float" office:value="39.9036974399758" calcext:value-type="float">
            <text:p>39.9036974399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7.6033266129032" calcext:value-type="float">
            <text:p>47.6033266129032</text:p>
          </table:table-cell>
          <table:table-cell office:value-type="float" office:value="2.59463699799963" calcext:value-type="float">
            <text:p>2.59463699799963</text:p>
          </table:table-cell>
          <table:table-cell office:value-type="float" office:value="496" calcext:value-type="float">
            <text:p>496</text:p>
          </table:table-cell>
          <table:table-cell table:formula="of:=[.R15]*[.P15]" office:value-type="float" office:value="23611.25" calcext:value-type="float">
            <text:p>23611.2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25:45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589" calcext:value-type="float">
            <text:p>589</text:p>
          </table:table-cell>
          <table:table-cell office:value-type="float" office:value="238" calcext:value-type="float">
            <text:p>238</text:p>
          </table:table-cell>
          <table:table-cell office:value-type="float" office:value="338" calcext:value-type="float">
            <text:p>338</text:p>
          </table:table-cell>
          <table:table-cell office:value-type="float" office:value="2.47478991596639" calcext:value-type="float">
            <text:p>2.47478991596639</text:p>
          </table:table-cell>
          <table:table-cell office:value-type="float" office:value="94.8207171314741" calcext:value-type="float">
            <text:p>94.8207171314741</text:p>
          </table:table-cell>
          <table:table-cell office:value-type="float" office:value="15.2479705882353" calcext:value-type="float">
            <text:p>15.2479705882353</text:p>
          </table:table-cell>
          <table:table-cell office:value-type="float" office:value="27.5824756895207" calcext:value-type="float">
            <text:p>27.5824756895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8.156037414966" calcext:value-type="float">
            <text:p>48.156037414966</text:p>
          </table:table-cell>
          <table:table-cell office:value-type="float" office:value="2.07004102426438" calcext:value-type="float">
            <text:p>2.07004102426438</text:p>
          </table:table-cell>
          <table:table-cell office:value-type="float" office:value="588" calcext:value-type="float">
            <text:p>588</text:p>
          </table:table-cell>
          <table:table-cell table:formula="of:=[.R16]*[.P16]" office:value-type="float" office:value="28315.75" calcext:value-type="float">
            <text:p>28315.7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30:30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600" calcext:value-type="float">
            <text:p>600</text:p>
          </table:table-cell>
          <table:table-cell office:value-type="float" office:value="237" calcext:value-type="float">
            <text:p>237</text:p>
          </table:table-cell>
          <table:table-cell office:value-type="float" office:value="349" calcext:value-type="float">
            <text:p>349</text:p>
          </table:table-cell>
          <table:table-cell office:value-type="float" office:value="2.53164556962025" calcext:value-type="float">
            <text:p>2.53164556962025</text:p>
          </table:table-cell>
          <table:table-cell office:value-type="float" office:value="94.4223107569721" calcext:value-type="float">
            <text:p>94.4223107569721</text:p>
          </table:table-cell>
          <table:table-cell office:value-type="float" office:value="8.58072995780591" calcext:value-type="float">
            <text:p>8.58072995780591</text:p>
          </table:table-cell>
          <table:table-cell office:value-type="float" office:value="8.57913018535118" calcext:value-type="float">
            <text:p>8.57913018535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8.3159432387312" calcext:value-type="float">
            <text:p>48.3159432387312</text:p>
          </table:table-cell>
          <table:table-cell office:value-type="float" office:value="1.96384058752373" calcext:value-type="float">
            <text:p>1.96384058752373</text:p>
          </table:table-cell>
          <table:table-cell office:value-type="float" office:value="599" calcext:value-type="float">
            <text:p>599</text:p>
          </table:table-cell>
          <table:table-cell table:formula="of:=[.R17]*[.P17]" office:value-type="float" office:value="28941.25" calcext:value-type="float">
            <text:p>28941.2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35:05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570" calcext:value-type="float">
            <text:p>570</text:p>
          </table:table-cell>
          <table:table-cell office:value-type="float" office:value="240" calcext:value-type="float">
            <text:p>240</text:p>
          </table:table-cell>
          <table:table-cell office:value-type="float" office:value="319" calcext:value-type="float">
            <text:p>319</text:p>
          </table:table-cell>
          <table:table-cell office:value-type="float" office:value="2.375" calcext:value-type="float">
            <text:p>2.375</text:p>
          </table:table-cell>
          <table:table-cell office:value-type="float" office:value="95.6175298804781" calcext:value-type="float">
            <text:p>95.6175298804781</text:p>
          </table:table-cell>
          <table:table-cell office:value-type="float" office:value="23.5179916666667" calcext:value-type="float">
            <text:p>23.5179916666667</text:p>
          </table:table-cell>
          <table:table-cell office:value-type="float" office:value="41.6191489346142" calcext:value-type="float">
            <text:p>41.6191489346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8" calcext:value-type="float">
            <text:p>48</text:p>
          </table:table-cell>
          <table:table-cell office:value-type="float" office:value="2.63118048042364" calcext:value-type="float">
            <text:p>2.63118048042364</text:p>
          </table:table-cell>
          <table:table-cell office:value-type="float" office:value="569" calcext:value-type="float">
            <text:p>569</text:p>
          </table:table-cell>
          <table:table-cell table:formula="of:=[.R18]*[.P18]" office:value-type="float" office:value="27312" calcext:value-type="float">
            <text:p>27312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38: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.312" calcext:value-type="float">
            <text:p>1.312</text:p>
          </table:table-cell>
          <table:table-cell table:style-name="ce1" office:value-type="float" office:value="99.601593625498" calcext:value-type="float">
            <text:p>99.601593625498</text:p>
          </table:table-cell>
          <table:table-cell table:style-name="ce1" office:value-type="float" office:value="21.854964" calcext:value-type="float">
            <text:p>21.854964</text:p>
          </table:table-cell>
          <table:table-cell table:style-name="ce1" office:value-type="float" office:value="54.238891970492" calcext:value-type="float">
            <text:p>54.2388919704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88.8746177370031" calcext:value-type="float">
            <text:p>88.8746177370031</text:p>
          </table:table-cell>
          <table:table-cell table:style-name="ce1" office:value-type="float" office:value="2.26383569876446" calcext:value-type="float">
            <text:p>2.26383569876446</text:p>
          </table:table-cell>
          <table:table-cell table:style-name="ce1" office:value-type="float" office:value="327" calcext:value-type="float">
            <text:p>327</text:p>
          </table:table-cell>
          <table:table-cell table:style-name="ce1" table:formula="of:=[.R19]*[.P19]" office:value-type="float" office:value="29062" calcext:value-type="float">
            <text:p>29062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41: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961" calcext:value-type="float">
            <text:p>961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4.00416666666667" calcext:value-type="float">
            <text:p>4.00416666666667</text:p>
          </table:table-cell>
          <table:table-cell table:style-name="ce1" office:value-type="float" office:value="95.6175298804781" calcext:value-type="float">
            <text:p>95.6175298804781</text:p>
          </table:table-cell>
          <table:table-cell table:style-name="ce1" office:value-type="float" office:value="50.3769416666667" calcext:value-type="float">
            <text:p>50.3769416666667</text:p>
          </table:table-cell>
          <table:table-cell table:style-name="ce1" office:value-type="float" office:value="34.5846109407291" calcext:value-type="float">
            <text:p>34.58461094072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88.9572916666667" calcext:value-type="float">
            <text:p>88.9572916666667</text:p>
          </table:table-cell>
          <table:table-cell table:style-name="ce1" office:value-type="float" office:value="1.32257992761517" calcext:value-type="float">
            <text:p>1.32257992761517</text:p>
          </table:table-cell>
          <table:table-cell table:style-name="ce1" office:value-type="float" office:value="960" calcext:value-type="float">
            <text:p>960</text:p>
          </table:table-cell>
          <table:table-cell table:style-name="ce1" table:formula="of:=[.R20]*[.P20]" office:value-type="float" office:value="85399.0000000001" calcext:value-type="float">
            <text:p>85399.0000000001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45: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.52988047808765" calcext:value-type="float">
            <text:p>1.5298804780876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.86371314741036" calcext:value-type="float">
            <text:p>8.86371314741036</text:p>
          </table:table-cell>
          <table:table-cell table:style-name="ce1" office:value-type="float" office:value="10.9596517853607" calcext:value-type="float">
            <text:p>10.95965178536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88.8929503916449" calcext:value-type="float">
            <text:p>88.8929503916449</text:p>
          </table:table-cell>
          <table:table-cell table:style-name="ce1" office:value-type="float" office:value="2.09226535695398" calcext:value-type="float">
            <text:p>2.09226535695398</text:p>
          </table:table-cell>
          <table:table-cell table:style-name="ce1" office:value-type="float" office:value="383" calcext:value-type="float">
            <text:p>383</text:p>
          </table:table-cell>
          <table:table-cell table:style-name="ce1" table:formula="of:=[.R21]*[.P21]" office:value-type="float" office:value="34046" calcext:value-type="float">
            <text:p>34046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47: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.36862745098039" calcext:value-type="float">
            <text:p>1.36862745098039</text:p>
          </table:table-cell>
          <table:table-cell table:style-name="ce1" office:value-type="float" office:value="101.593625498008" calcext:value-type="float">
            <text:p>101.593625498008</text:p>
          </table:table-cell>
          <table:table-cell table:style-name="ce1" office:value-type="float" office:value="10.9157647058824" calcext:value-type="float">
            <text:p>10.9157647058824</text:p>
          </table:table-cell>
          <table:table-cell table:style-name="ce1" office:value-type="float" office:value="17.1819023033052" calcext:value-type="float">
            <text:p>17.18190230330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88.882183908046" calcext:value-type="float">
            <text:p>88.882183908046</text:p>
          </table:table-cell>
          <table:table-cell table:style-name="ce1" office:value-type="float" office:value="2.19467062189104" calcext:value-type="float">
            <text:p>2.19467062189104</text:p>
          </table:table-cell>
          <table:table-cell table:style-name="ce1" office:value-type="float" office:value="348" calcext:value-type="float">
            <text:p>348</text:p>
          </table:table-cell>
          <table:table-cell table:style-name="ce1" table:formula="of:=[.R22]*[.P22]" office:value-type="float" office:value="30931" calcext:value-type="float">
            <text:p>30931</text:p>
          </table:table-cell>
          <table:table-cell table:style-name="ce1"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51:34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79" calcext:value-type="float">
            <text:p>479</text:p>
          </table:table-cell>
          <table:table-cell office:value-type="float" office:value="248" calcext:value-type="float">
            <text:p>248</text:p>
          </table:table-cell>
          <table:table-cell office:value-type="float" office:value="229" calcext:value-type="float">
            <text:p>229</text:p>
          </table:table-cell>
          <table:table-cell office:value-type="float" office:value="1.93145161290323" calcext:value-type="float">
            <text:p>1.93145161290323</text:p>
          </table:table-cell>
          <table:table-cell office:value-type="float" office:value="99.2" calcext:value-type="float">
            <text:p>99.2</text:p>
          </table:table-cell>
          <table:table-cell office:value-type="float" office:value="11.7894516129032" calcext:value-type="float">
            <text:p>11.7894516129032</text:p>
          </table:table-cell>
          <table:table-cell office:value-type="float" office:value="16.8327131679487" calcext:value-type="float">
            <text:p>16.832713167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00627615063" calcext:value-type="float">
            <text:p>52.7400627615063</text:p>
          </table:table-cell>
          <table:table-cell office:value-type="float" office:value="0.217032564690894" calcext:value-type="float">
            <text:p>0.217032564690894</text:p>
          </table:table-cell>
          <table:table-cell office:value-type="float" office:value="478" calcext:value-type="float">
            <text:p>478</text:p>
          </table:table-cell>
          <table:table-cell table:formula="of:=[.R23]*[.P23]" office:value-type="float" office:value="25209.75" calcext:value-type="float">
            <text:p>25209.7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54:18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85" calcext:value-type="float">
            <text:p>485</text:p>
          </table:table-cell>
          <table:table-cell office:value-type="float" office:value="248" calcext:value-type="float">
            <text:p>248</text:p>
          </table:table-cell>
          <table:table-cell office:value-type="float" office:value="235" calcext:value-type="float">
            <text:p>235</text:p>
          </table:table-cell>
          <table:table-cell office:value-type="float" office:value="1.95564516129032" calcext:value-type="float">
            <text:p>1.95564516129032</text:p>
          </table:table-cell>
          <table:table-cell office:value-type="float" office:value="99.2" calcext:value-type="float">
            <text:p>99.2</text:p>
          </table:table-cell>
          <table:table-cell office:value-type="float" office:value="13.2658185483871" calcext:value-type="float">
            <text:p>13.2658185483871</text:p>
          </table:table-cell>
          <table:table-cell office:value-type="float" office:value="19.9876674986258" calcext:value-type="float">
            <text:p>19.9876674986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01859504132" calcext:value-type="float">
            <text:p>52.7401859504132</text:p>
          </table:table-cell>
          <table:table-cell office:value-type="float" office:value="0.21568592899839" calcext:value-type="float">
            <text:p>0.21568592899839</text:p>
          </table:table-cell>
          <table:table-cell office:value-type="float" office:value="484" calcext:value-type="float">
            <text:p>484</text:p>
          </table:table-cell>
          <table:table-cell table:formula="of:=[.R24]*[.P24]" office:value-type="float" office:value="25526.25" calcext:value-type="float">
            <text:p>25526.2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56:52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349" calcext:value-type="float">
            <text:p>349</text:p>
          </table:table-cell>
          <table:table-cell office:value-type="float" office:value="250" calcext:value-type="float">
            <text:p>250</text:p>
          </table:table-cell>
          <table:table-cell office:value-type="float" office:value="99" calcext:value-type="float">
            <text:p>99</text:p>
          </table:table-cell>
          <table:table-cell office:value-type="float" office:value="1.396" calcext:value-type="float">
            <text:p>1.396</text:p>
          </table:table-cell>
          <table:table-cell office:value-type="float" office:value="100" calcext:value-type="float">
            <text:p>100</text:p>
          </table:table-cell>
          <table:table-cell office:value-type="float" office:value="22.597304" calcext:value-type="float">
            <text:p>22.597304</text:p>
          </table:table-cell>
          <table:table-cell office:value-type="float" office:value="22.9670508294727" calcext:value-type="float">
            <text:p>22.9670508294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363505747127" calcext:value-type="float">
            <text:p>52.7363505747127</text:p>
          </table:table-cell>
          <table:table-cell office:value-type="float" office:value="0.254260620828841" calcext:value-type="float">
            <text:p>0.254260620828841</text:p>
          </table:table-cell>
          <table:table-cell office:value-type="float" office:value="348" calcext:value-type="float">
            <text:p>348</text:p>
          </table:table-cell>
          <table:table-cell table:formula="of:=[.R25]*[.P25]" office:value-type="float" office:value="18352.25" calcext:value-type="float">
            <text:p>18352.25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5:00: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1.8207171314741" calcext:value-type="float">
            <text:p>1.820717131474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1.7535059760956" calcext:value-type="float">
            <text:p>31.7535059760956</text:p>
          </table:table-cell>
          <table:table-cell table:style-name="ce1" office:value-type="float" office:value="67.862615613982" calcext:value-type="float">
            <text:p>67.8626156139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52.7395833333333" calcext:value-type="float">
            <text:p>52.7395833333333</text:p>
          </table:table-cell>
          <table:table-cell table:style-name="ce1" office:value-type="float" office:value="0.222195093830224" calcext:value-type="float">
            <text:p>0.222195093830224</text:p>
          </table:table-cell>
          <table:table-cell table:style-name="ce1" office:value-type="float" office:value="456" calcext:value-type="float">
            <text:p>456</text:p>
          </table:table-cell>
          <table:table-cell table:style-name="ce1" table:formula="of:=[.R26]*[.P26]" office:value-type="float" office:value="24049.25" calcext:value-type="float">
            <text:p>24049.25</text:p>
          </table:table-cell>
          <table:table-cell table:style-name="ce1"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elivery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GainIndex</text:p>
          </table:table-cell>
          <table:table-cell office:value-type="string" calcext:value-type="string">
            <text:p>CustoEnerg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QM3</text:p>
          </table:table-cell>
          <table:table-cell table:formula="of:=AVERAGE([.I2:.I5])" office:value-type="float" office:value="99.9003984063745" calcext:value-type="float">
            <text:p>99.9003984063745</text:p>
          </table:table-cell>
          <table:table-cell table:formula="of:=STDEV([.I2:.I5])" office:value-type="float" office:value="0.199203187251001" calcext:value-type="float">
            <text:p>0.199203187251001</text:p>
          </table:table-cell>
          <table:table-cell table:style-name="ce2" table:formula="of:=CONFIDENCE(0.05;[.E31];4)" office:value-type="float" office:value="0.195215536308775" calcext:value-type="float">
            <text:p>0.195215536308775</text:p>
          </table:table-cell>
          <table:table-cell table:formula="of:=AVERAGE([.H2:.H5])" office:value-type="float" office:value="1.55122487546339" calcext:value-type="float">
            <text:p>1.55122487546339</text:p>
          </table:table-cell>
          <table:table-cell table:formula="of:=STDEV([.H2:.H5])" office:value-type="float" office:value="0.0507699046954049" calcext:value-type="float">
            <text:p>0.050769904695405</text:p>
          </table:table-cell>
          <table:table-cell table:style-name="ce2" table:formula="of:=CONFIDENCE(0.05;[.H31];4)" office:value-type="float" office:value="0.0497535923507623" calcext:value-type="float">
            <text:p>0.049753592350762</text:p>
          </table:table-cell>
          <table:table-cell table:formula="of:=AVERAGE([.P2:.P5])" office:value-type="float" office:value="52.738080113013" calcext:value-type="float">
            <text:p>52.738080113013</text:p>
          </table:table-cell>
          <table:table-cell table:style-name="ce3" table:formula="of:=AVERAGE([.S2:.S5])" office:value-type="float" office:value="21055.6875" calcext:value-type="float">
            <text:p>21055.7</text:p>
          </table:table-cell>
          <table:table-cell table:formula="of:=AVERAGE([.Q2:.Q5])" office:value-type="float" office:value="0.237594497308112" calcext:value-type="float">
            <text:p>0.237594497308112</text:p>
          </table:table-cell>
          <table:table-cell table:style-name="ce2" table:formula="of:=CONFIDENCE(0.05;[.L31];5)" office:value-type="float" office:value="0.208256932407522" calcext:value-type="float">
            <text:p>0.20825693240752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QM3 w/o CD</text:p>
          </table:table-cell>
          <table:table-cell table:formula="of:=AVERAGE([.I6:.I9])" office:value-type="float" office:value="98.1075697211155" calcext:value-type="float">
            <text:p>98.1075697211155</text:p>
          </table:table-cell>
          <table:table-cell table:formula="of:=STDEV([.I6:.I9])" office:value-type="float" office:value="0.381445062851097" calcext:value-type="float">
            <text:p>0.381445062851097</text:p>
          </table:table-cell>
          <table:table-cell table:style-name="ce2" table:formula="of:=CONFIDENCE(0.05;[.E32];4)" office:value-type="float" office:value="0.373809292634384" calcext:value-type="float">
            <text:p>0.373809292634384</text:p>
          </table:table-cell>
          <table:table-cell table:formula="of:=AVERAGE([.H6:.H9])" office:value-type="float" office:value="1.90186735600728" calcext:value-type="float">
            <text:p>1.90186735600728</text:p>
          </table:table-cell>
          <table:table-cell table:formula="of:=STDEV([.H6:.H9])" office:value-type="float" office:value="0.149848735560197" calcext:value-type="float">
            <text:p>0.149848735560197</text:p>
          </table:table-cell>
          <table:table-cell table:style-name="ce2" table:formula="of:=CONFIDENCE(0.05;[.H32];4)" office:value-type="float" office:value="0.146849062413426" calcext:value-type="float">
            <text:p>0.146849062413426</text:p>
          </table:table-cell>
          <table:table-cell table:formula="of:=AVERAGE([.P6:.P9])" office:value-type="float" office:value="52.7397873301499" calcext:value-type="float">
            <text:p>52.7397873301499</text:p>
          </table:table-cell>
          <table:table-cell table:style-name="ce3" table:formula="of:=AVERAGE([.S6:.S9])" office:value-type="float" office:value="24642.6875" calcext:value-type="float">
            <text:p>24642.7</text:p>
          </table:table-cell>
          <table:table-cell table:formula="of:=AVERAGE([.Q6:.Q9])" office:value-type="float" office:value="0.219882926709343" calcext:value-type="float">
            <text:p>0.219882926709343</text:p>
          </table:table-cell>
          <table:table-cell table:style-name="ce2" table:formula="of:=CONFIDENCE(0.05;[.L32];5)" office:value-type="float" office:value="0.192732341548688" calcext:value-type="float">
            <text:p>0.19273234154868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QL</text:p>
          </table:table-cell>
          <table:table-cell table:formula="of:=AVERAGE([.I10:.I13])" office:value-type="float" office:value="97.3083665338645" calcext:value-type="float">
            <text:p>97.3083665338645</text:p>
          </table:table-cell>
          <table:table-cell table:formula="of:=STDEV([.I10:.I13])" office:value-type="float" office:value="2.89783638284866" calcext:value-type="float">
            <text:p>2.89783638284866</text:p>
          </table:table-cell>
          <table:table-cell table:style-name="ce2" table:formula="of:=CONFIDENCE(0.05;[.E33];4)" office:value-type="float" office:value="2.8398274717366" calcext:value-type="float">
            <text:p>2.8398274717366</text:p>
          </table:table-cell>
          <table:table-cell table:formula="of:=AVERAGE([.H10:.H13])" office:value-type="float" office:value="2.36390579051912" calcext:value-type="float">
            <text:p>2.36390579051912</text:p>
          </table:table-cell>
          <table:table-cell table:formula="of:=STDEV([.H10:.H13])" office:value-type="float" office:value="0.334736172766712" calcext:value-type="float">
            <text:p>0.334736172766712</text:p>
          </table:table-cell>
          <table:table-cell table:style-name="ce2" table:formula="of:=CONFIDENCE(0.05;[.H33];4)" office:value-type="float" office:value="0.328035421472766" calcext:value-type="float">
            <text:p>0.328035421472766</text:p>
          </table:table-cell>
          <table:table-cell table:formula="of:=AVERAGE([.P10:.P13])" office:value-type="float" office:value="46.0035039451485" calcext:value-type="float">
            <text:p>46.0035039451485</text:p>
          </table:table-cell>
          <table:table-cell table:style-name="ce3" table:formula="of:=AVERAGE([.S10:.S13])" office:value-type="float" office:value="26532.5" calcext:value-type="float">
            <text:p>26532.5</text:p>
          </table:table-cell>
          <table:table-cell table:formula="of:=AVERAGE([.Q10:.Q13])" office:value-type="float" office:value="0.0835313823686228" calcext:value-type="float">
            <text:p>0.083531382368623</text:p>
          </table:table-cell>
          <table:table-cell table:style-name="ce2" table:formula="of:=CONFIDENCE(0.05;[.L33];5)" office:value-type="float" office:value="0.0732171394916191" calcext:value-type="float">
            <text:p>0.07321713949161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R</text:p>
          </table:table-cell>
          <table:table-cell table:formula="of:=AVERAGE([.I15:.I18])" office:value-type="float" office:value="95.5179282868526" calcext:value-type="float">
            <text:p>95.5179282868526</text:p>
          </table:table-cell>
          <table:table-cell table:formula="of:=STDEV([.I15:.I18])" office:value-type="float" office:value="1.23334499475479" calcext:value-type="float">
            <text:p>1.23334499475479</text:p>
          </table:table-cell>
          <table:table-cell table:style-name="ce2" table:formula="of:=CONFIDENCE(0.05;[.E34];4)" office:value-type="float" office:value="1.20865588511606" calcext:value-type="float">
            <text:p>1.20865588511606</text:p>
          </table:table-cell>
          <table:table-cell table:formula="of:=AVERAGE([.H15:.H18])" office:value-type="float" office:value="2.35458018287207" calcext:value-type="float">
            <text:p>2.35458018287207</text:p>
          </table:table-cell>
          <table:table-cell table:formula="of:=STDEV([.H15:.H18])" office:value-type="float" office:value="0.221472024586307" calcext:value-type="float">
            <text:p>0.221472024586307</text:p>
          </table:table-cell>
          <table:table-cell table:style-name="ce2" table:formula="of:=CONFIDENCE(0.05;[.H34];4)" office:value-type="float" office:value="0.217038595886166" calcext:value-type="float">
            <text:p>0.217038595886166</text:p>
          </table:table-cell>
          <table:table-cell table:formula="of:=AVERAGE([.P15:.P18])" office:value-type="float" office:value="48.0188268166501" calcext:value-type="float">
            <text:p>48.0188268166501</text:p>
          </table:table-cell>
          <table:table-cell table:style-name="ce3" table:formula="of:=AVERAGE([.S15:.S18])" office:value-type="float" office:value="27045.0625" calcext:value-type="float">
            <text:p>27045.1</text:p>
          </table:table-cell>
          <table:table-cell table:formula="of:=AVERAGE([.Q15:.Q18])" office:value-type="float" office:value="2.31492477255285" calcext:value-type="float">
            <text:p>2.31492477255285</text:p>
          </table:table-cell>
          <table:table-cell table:style-name="ce2" table:formula="of:=CONFIDENCE(0.05;[.L34];5)" office:value-type="float" office:value="2.02908374288168" calcext:value-type="float">
            <text:p>2.0290837428816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xGain</text:p>
          </table:table-cell>
          <table:table-cell table:formula="of:=AVERAGE([.I19:.I21])" office:value-type="float" office:value="98.406374501992" calcext:value-type="float">
            <text:p>98.406374501992</text:p>
          </table:table-cell>
          <table:table-cell table:formula="of:=STDEV([.I19:.I22])" office:value-type="float" office:value="2.54065424564529" calcext:value-type="float">
            <text:p>2.54065424564529</text:p>
          </table:table-cell>
          <table:table-cell table:style-name="ce2" table:formula="of:=CONFIDENCE(0.05;[.E35];4)" office:value-type="float" office:value="2.48979540931677" calcext:value-type="float">
            <text:p>2.48979540931677</text:p>
          </table:table-cell>
          <table:table-cell table:formula="of:=AVERAGE([.H19:.H22])" office:value-type="float" office:value="2.05366864893368" calcext:value-type="float">
            <text:p>2.05366864893368</text:p>
          </table:table-cell>
          <table:table-cell table:formula="of:=STDEV([.H19:.H22])" office:value-type="float" office:value="1.30360402893963" calcext:value-type="float">
            <text:p>1.30360402893963</text:p>
          </table:table-cell>
          <table:table-cell table:style-name="ce2" table:formula="of:=CONFIDENCE(0.05;[.H35];4)" office:value-type="float" office:value="1.2775084734115" calcext:value-type="float">
            <text:p>1.2775084734115</text:p>
          </table:table-cell>
          <table:table-cell table:formula="of:=AVERAGE([.P19:.P22])" office:value-type="float" office:value="88.9017609258402" calcext:value-type="float">
            <text:p>88.9017609258402</text:p>
          </table:table-cell>
          <table:table-cell table:style-name="ce3" table:formula="of:=AVERAGE([.S19:.S22])" office:value-type="float" office:value="44859.5" calcext:value-type="float">
            <text:p>44859.5</text:p>
          </table:table-cell>
          <table:table-cell table:formula="of:=AVERAGE([.Q19:.Q22])" office:value-type="float" office:value="1.96833790130616" calcext:value-type="float">
            <text:p>1.96833790130616</text:p>
          </table:table-cell>
          <table:table-cell table:style-name="ce2" table:formula="of:=CONFIDENCE(0.05;[.L35];5)" office:value-type="float" office:value="1.72529253796605" calcext:value-type="float">
            <text:p>1.72529253796605</text:p>
          </table:table-cell>
          <table:table-cell table:number-columns-repeated="1011"/>
        </table:table-row>
      </table:table>
      <table:table table:name="resultLQEn16" table:style-name="ta1">
        <table:table-column table:style-name="co1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number-columns-repeated="1009" table:default-cell-style-name="Default"/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enviosSolicitados</text:p>
          </table:table-cell>
          <table:table-cell office:value-type="string" calcext:value-type="string">
            <text:p>enviosEfetivos</text:p>
          </table:table-cell>
          <table:table-cell office:value-type="string" calcext:value-type="string">
            <text:p>acksRecebidos</text:p>
          </table:table-cell>
          <table:table-cell office:value-type="string" calcext:value-type="string">
            <text:p>retransmissoes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taxaEntrega</text:p>
          </table:table-cell>
          <table:table-cell office:value-type="string" calcext:value-type="string">
            <text:p>tempoMedioRecebAck</text:p>
          </table:table-cell>
          <table:table-cell office:value-type="string" calcext:value-type="string">
            <text:p>desvioPadraoAck</text:p>
          </table:table-cell>
          <table:table-cell office:value-type="string" calcext:value-type="string">
            <text:p>treinos</text:p>
          </table:table-cell>
          <table:table-cell office:value-type="string" calcext:value-type="string">
            <text:p>conceptDrift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folhas</text:p>
          </table:table-cell>
          <table:table-cell office:value-type="string" calcext:value-type="string">
            <text:p>avgGa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usto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3:37:3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767" calcext:value-type="float">
            <text:p>767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3.87373737373737" calcext:value-type="float">
            <text:p>3.87373737373737</text:p>
          </table:table-cell>
          <table:table-cell table:style-name="ce1" office:value-type="float" office:value="78.8844621513944" calcext:value-type="float">
            <text:p>78.8844621513944</text:p>
          </table:table-cell>
          <table:table-cell table:style-name="ce1" office:value-type="float" office:value="33.9723484848485" calcext:value-type="float">
            <text:p>33.9723484848485</text:p>
          </table:table-cell>
          <table:table-cell table:style-name="ce1" office:value-type="float" office:value="55.8284400273159" calcext:value-type="float">
            <text:p>55.8284400273159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[13, 7, 6, 7, 6, 6, 6]</text:p>
          </table:table-cell>
          <table:table-cell table:style-name="ce1" office:value-type="string" calcext:value-type="string">
            <text:p>[14, 14, 14, 16, 17, 17]</text:p>
          </table:table-cell>
          <table:table-cell table:style-name="ce1" office:value-type="float" office:value="60.9683420365535" calcext:value-type="float">
            <text:p>60.9683420365535</text:p>
          </table:table-cell>
          <table:table-cell table:style-name="ce1" office:value-type="float" office:value="7.47371763884294" calcext:value-type="float">
            <text:p>7.47371763884294</text:p>
          </table:table-cell>
          <table:table-cell table:style-name="ce1" office:value-type="float" office:value="766" calcext:value-type="float">
            <text:p>766</text:p>
          </table:table-cell>
          <table:table-cell table:style-name="ce1" table:formula="of:=[.R2]*[.P2]" office:value-type="float" office:value="46701.75" calcext:value-type="float">
            <text:p>46701.75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3:39:5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3.30593607305936" calcext:value-type="float">
            <text:p>3.30593607305936</text:p>
          </table:table-cell>
          <table:table-cell table:style-name="ce1" office:value-type="float" office:value="87.2509960159363" calcext:value-type="float">
            <text:p>87.2509960159363</text:p>
          </table:table-cell>
          <table:table-cell table:style-name="ce1" office:value-type="float" office:value="19.6061232876712" calcext:value-type="float">
            <text:p>19.6061232876712</text:p>
          </table:table-cell>
          <table:table-cell table:style-name="ce1" office:value-type="float" office:value="43.5388125793575" calcext:value-type="float">
            <text:p>43.53881257935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52.7434301521438" calcext:value-type="float">
            <text:p>52.7434301521438</text:p>
          </table:table-cell>
          <table:table-cell table:style-name="ce1" office:value-type="float" office:value="0.176532190877139" calcext:value-type="float">
            <text:p>0.176532190877139</text:p>
          </table:table-cell>
          <table:table-cell table:style-name="ce1" office:value-type="float" office:value="723" calcext:value-type="float">
            <text:p>723</text:p>
          </table:table-cell>
          <table:table-cell table:style-name="ce1" table:formula="of:=[.R3]*[.P3]" office:value-type="float" office:value="38133.5" calcext:value-type="float">
            <text:p>38133.5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3:42: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2.3375" calcext:value-type="float">
            <text:p>2.337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.76275833333333" calcext:value-type="float">
            <text:p>9.76275833333333</text:p>
          </table:table-cell>
          <table:table-cell table:style-name="ce1" office:value-type="float" office:value="6.6085764831213" calcext:value-type="float">
            <text:p>6.60857648312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52.7415178571429" calcext:value-type="float">
            <text:p>52.7415178571429</text:p>
          </table:table-cell>
          <table:table-cell table:style-name="ce1" office:value-type="float" office:value="0.200544837440358" calcext:value-type="float">
            <text:p>0.200544837440358</text:p>
          </table:table-cell>
          <table:table-cell table:style-name="ce1" office:value-type="float" office:value="560" calcext:value-type="float">
            <text:p>560</text:p>
          </table:table-cell>
          <table:table-cell table:style-name="ce1" table:formula="of:=[.R4]*[.P4]" office:value-type="float" office:value="29535.25" calcext:value-type="float">
            <text:p>29535.25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3:45:5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755" calcext:value-type="float">
            <text:p>755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505" calcext:value-type="float">
            <text:p>505</text:p>
          </table:table-cell>
          <table:table-cell table:style-name="ce4" office:value-type="float" office:value="3.79396984924623" calcext:value-type="float">
            <text:p>3.79396984924623</text:p>
          </table:table-cell>
          <table:table-cell table:style-name="ce4" office:value-type="float" office:value="79.6" calcext:value-type="float">
            <text:p>79.6</text:p>
          </table:table-cell>
          <table:table-cell table:style-name="ce4" office:value-type="float" office:value="22.4537286432161" calcext:value-type="float">
            <text:p>22.4537286432161</text:p>
          </table:table-cell>
          <table:table-cell table:style-name="ce4" office:value-type="float" office:value="30.651580415151" calcext:value-type="float">
            <text:p>30.65158041515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[13]</text:p>
          </table:table-cell>
          <table:table-cell table:style-name="ce4" office:value-type="string" calcext:value-type="string">
            <text:p>[]</text:p>
          </table:table-cell>
          <table:table-cell table:style-name="ce4" office:value-type="float" office:value="52.743700265252" calcext:value-type="float">
            <text:p>52.743700265252</text:p>
          </table:table-cell>
          <table:table-cell table:style-name="ce4" office:value-type="float" office:value="0.172870047709703" calcext:value-type="float">
            <text:p>0.172870047709703</text:p>
          </table:table-cell>
          <table:table-cell table:style-name="ce4" office:value-type="float" office:value="754" calcext:value-type="float">
            <text:p>754</text:p>
          </table:table-cell>
          <table:table-cell table:style-name="ce4" table:formula="of:=[.R5]*[.P5]" office:value-type="float" office:value="39768.75" calcext:value-type="float">
            <text:p>39768.75</text:p>
          </table:table-cell>
          <table:table-cell table:style-name="ce1"/>
          <table:table-cell table:style-name="ce1" office:value-type="string" calcext:value-type="string">
            <text:p>Substituído por aqueles lá de baixo… os experimentos originais deram algum problema e foram muito ruins</text:p>
          </table:table-cell>
          <table:table-cell table:style-name="ce1"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3:48:56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979" calcext:value-type="float">
            <text:p>979</text:p>
          </table:table-cell>
          <table:table-cell office:value-type="float" office:value="163" calcext:value-type="float">
            <text:p>163</text:p>
          </table:table-cell>
          <table:table-cell office:value-type="float" office:value="728" calcext:value-type="float">
            <text:p>728</text:p>
          </table:table-cell>
          <table:table-cell office:value-type="float" office:value="6.00613496932515" calcext:value-type="float">
            <text:p>6.00613496932515</text:p>
          </table:table-cell>
          <table:table-cell office:value-type="float" office:value="64.9402390438247" calcext:value-type="float">
            <text:p>64.9402390438247</text:p>
          </table:table-cell>
          <table:table-cell office:value-type="float" office:value="13.4084171779141" calcext:value-type="float">
            <text:p>13.4084171779141</text:p>
          </table:table-cell>
          <table:table-cell office:value-type="float" office:value="14.9130629351643" calcext:value-type="float">
            <text:p>14.9130629351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51431492843" calcext:value-type="float">
            <text:p>52.7451431492843</text:p>
          </table:table-cell>
          <table:table-cell office:value-type="float" office:value="0.151810579015168" calcext:value-type="float">
            <text:p>0.151810579015168</text:p>
          </table:table-cell>
          <table:table-cell office:value-type="float" office:value="978" calcext:value-type="float">
            <text:p>978</text:p>
          </table:table-cell>
          <table:table-cell table:formula="of:=[.R6]*[.P6]" office:value-type="float" office:value="51584.7500000001" calcext:value-type="float">
            <text:p>51584.7500000001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3:51:2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679" calcext:value-type="float">
            <text:p>679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429" calcext:value-type="float">
            <text:p>429</text:p>
          </table:table-cell>
          <table:table-cell table:style-name="ce5" office:value-type="float" office:value="3.05855855855856" calcext:value-type="float">
            <text:p>3.05855855855856</text:p>
          </table:table-cell>
          <table:table-cell table:style-name="ce5" office:value-type="float" office:value="88.8" calcext:value-type="float">
            <text:p>88.8</text:p>
          </table:table-cell>
          <table:table-cell table:style-name="ce5" office:value-type="float" office:value="8.07894144144144" calcext:value-type="float">
            <text:p>8.07894144144144</text:p>
          </table:table-cell>
          <table:table-cell table:style-name="ce5" office:value-type="float" office:value="5.40831024561157" calcext:value-type="float">
            <text:p>5.4083102456115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[13]</text:p>
          </table:table-cell>
          <table:table-cell table:style-name="ce5" office:value-type="string" calcext:value-type="string">
            <text:p>[]</text:p>
          </table:table-cell>
          <table:table-cell table:style-name="ce5" office:value-type="float" office:value="52.742994100295" calcext:value-type="float">
            <text:p>52.742994100295</text:p>
          </table:table-cell>
          <table:table-cell table:style-name="ce5" office:value-type="float" office:value="0.182288071381929" calcext:value-type="float">
            <text:p>0.182288071381929</text:p>
          </table:table-cell>
          <table:table-cell table:style-name="ce5" office:value-type="float" office:value="678" calcext:value-type="float">
            <text:p>678</text:p>
          </table:table-cell>
          <table:table-cell table:style-name="ce5" table:formula="of:=[.R7]*[.P7]" office:value-type="float" office:value="35759.75" calcext:value-type="float">
            <text:p>35759.7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3:54:4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752" calcext:value-type="float">
            <text:p>752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501" calcext:value-type="float">
            <text:p>501</text:p>
          </table:table-cell>
          <table:table-cell table:style-name="ce5" office:value-type="float" office:value="3.51401869158878" calcext:value-type="float">
            <text:p>3.51401869158878</text:p>
          </table:table-cell>
          <table:table-cell table:style-name="ce5" office:value-type="float" office:value="85.2589641434263" calcext:value-type="float">
            <text:p>85.2589641434263</text:p>
          </table:table-cell>
          <table:table-cell table:style-name="ce5" office:value-type="float" office:value="8.86251869158879" calcext:value-type="float">
            <text:p>8.86251869158879</text:p>
          </table:table-cell>
          <table:table-cell table:style-name="ce5" office:value-type="float" office:value="9.7494501367655" calcext:value-type="float">
            <text:p>9.749450136765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[13]</text:p>
          </table:table-cell>
          <table:table-cell table:style-name="ce5" office:value-type="string" calcext:value-type="string">
            <text:p>[]</text:p>
          </table:table-cell>
          <table:table-cell table:style-name="ce5" office:value-type="float" office:value="52.7436750998668" calcext:value-type="float">
            <text:p>52.7436750998668</text:p>
          </table:table-cell>
          <table:table-cell table:style-name="ce5" office:value-type="float" office:value="0.173214523844843" calcext:value-type="float">
            <text:p>0.173214523844843</text:p>
          </table:table-cell>
          <table:table-cell table:style-name="ce5" office:value-type="float" office:value="751" calcext:value-type="float">
            <text:p>751</text:p>
          </table:table-cell>
          <table:table-cell table:style-name="ce5" table:formula="of:=[.R8]*[.P8]" office:value-type="float" office:value="39610.5" calcext:value-type="float">
            <text:p>39610.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3:58:0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512" calcext:value-type="float">
            <text:p>512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262" calcext:value-type="float">
            <text:p>262</text:p>
          </table:table-cell>
          <table:table-cell table:style-name="ce5" office:value-type="float" office:value="2.18803418803419" calcext:value-type="float">
            <text:p>2.18803418803419</text:p>
          </table:table-cell>
          <table:table-cell table:style-name="ce5" office:value-type="float" office:value="93.6" calcext:value-type="float">
            <text:p>93.6</text:p>
          </table:table-cell>
          <table:table-cell table:style-name="ce5" office:value-type="float" office:value="21.7629188034188" calcext:value-type="float">
            <text:p>21.7629188034188</text:p>
          </table:table-cell>
          <table:table-cell table:style-name="ce5" office:value-type="float" office:value="34.6692805818935" calcext:value-type="float">
            <text:p>34.669280581893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[13]</text:p>
          </table:table-cell>
          <table:table-cell table:style-name="ce5" office:value-type="string" calcext:value-type="string">
            <text:p>[]</text:p>
          </table:table-cell>
          <table:table-cell table:style-name="ce5" office:value-type="float" office:value="52.7407045009785" calcext:value-type="float">
            <text:p>52.7407045009785</text:p>
          </table:table-cell>
          <table:table-cell table:style-name="ce5" office:value-type="float" office:value="0.209921923700673" calcext:value-type="float">
            <text:p>0.209921923700673</text:p>
          </table:table-cell>
          <table:table-cell table:style-name="ce5" office:value-type="float" office:value="511" calcext:value-type="float">
            <text:p>511</text:p>
          </table:table-cell>
          <table:table-cell table:style-name="ce5" table:formula="of:=[.R9]*[.P9]" office:value-type="float" office:value="26950.5" calcext:value-type="float">
            <text:p>26950.5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01:5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2.62025316455696" calcext:value-type="float">
            <text:p>2.62025316455696</text:p>
          </table:table-cell>
          <table:table-cell table:style-name="ce1" office:value-type="float" office:value="94.8" calcext:value-type="float">
            <text:p>94.8</text:p>
          </table:table-cell>
          <table:table-cell table:style-name="ce1" office:value-type="float" office:value="25.6931687763713" calcext:value-type="float">
            <text:p>25.6931687763713</text:p>
          </table:table-cell>
          <table:table-cell table:style-name="ce1" office:value-type="float" office:value="32.8769277829314" calcext:value-type="float">
            <text:p>32.87692778293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46.0032258064516" calcext:value-type="float">
            <text:p>46.0032258064516</text:p>
          </table:table-cell>
          <table:table-cell table:style-name="ce1" office:value-type="float" office:value="0.0802571309975789" calcext:value-type="float">
            <text:p>0.080257130997579</text:p>
          </table:table-cell>
          <table:table-cell table:style-name="ce1" office:value-type="float" office:value="620" calcext:value-type="float">
            <text:p>620</text:p>
          </table:table-cell>
          <table:table-cell table:style-name="ce1" table:formula="of:=[.R10]*[.P10]" office:value-type="float" office:value="28522" calcext:value-type="float">
            <text:p>28522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04:3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813" calcext:value-type="float">
            <text:p>813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4.00492610837438" calcext:value-type="float">
            <text:p>4.00492610837438</text:p>
          </table:table-cell>
          <table:table-cell table:style-name="ce1" office:value-type="float" office:value="81.2" calcext:value-type="float">
            <text:p>81.2</text:p>
          </table:table-cell>
          <table:table-cell table:style-name="ce1" office:value-type="float" office:value="9.53334975369458" calcext:value-type="float">
            <text:p>9.53334975369458</text:p>
          </table:table-cell>
          <table:table-cell table:style-name="ce1" office:value-type="float" office:value="9.68252639602351" calcext:value-type="float">
            <text:p>9.682526396023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46.0024630541872" calcext:value-type="float">
            <text:p>46.0024630541872</text:p>
          </table:table-cell>
          <table:table-cell table:style-name="ce1" office:value-type="float" office:value="0.0701430091916165" calcext:value-type="float">
            <text:p>0.070143009191617</text:p>
          </table:table-cell>
          <table:table-cell table:style-name="ce1" office:value-type="float" office:value="812" calcext:value-type="float">
            <text:p>812</text:p>
          </table:table-cell>
          <table:table-cell table:style-name="ce1" table:formula="of:=[.R11]*[.P11]" office:value-type="float" office:value="37354" calcext:value-type="float">
            <text:p>37354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07:4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2.57740585774059" calcext:value-type="float">
            <text:p>2.57740585774059</text:p>
          </table:table-cell>
          <table:table-cell table:style-name="ce1" office:value-type="float" office:value="95.2191235059761" calcext:value-type="float">
            <text:p>95.2191235059761</text:p>
          </table:table-cell>
          <table:table-cell table:style-name="ce1" office:value-type="float" office:value="17.3524351464435" calcext:value-type="float">
            <text:p>17.3524351464435</text:p>
          </table:table-cell>
          <table:table-cell table:style-name="ce1" office:value-type="float" office:value="42.1458520459717" calcext:value-type="float">
            <text:p>42.14585204597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46.0032520325203" calcext:value-type="float">
            <text:p>46.0032520325203</text:p>
          </table:table-cell>
          <table:table-cell table:style-name="ce1" office:value-type="float" office:value="0.0805821898755374" calcext:value-type="float">
            <text:p>0.080582189875537</text:p>
          </table:table-cell>
          <table:table-cell table:style-name="ce1" office:value-type="float" office:value="615" calcext:value-type="float">
            <text:p>615</text:p>
          </table:table-cell>
          <table:table-cell table:style-name="ce1" table:formula="of:=[.R12]*[.P12]" office:value-type="float" office:value="28292" calcext:value-type="float">
            <text:p>28292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10:5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2.90222222222222" calcext:value-type="float">
            <text:p>2.9022222222222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.02636" calcext:value-type="float">
            <text:p>10.02636</text:p>
          </table:table-cell>
          <table:table-cell table:style-name="ce1" office:value-type="float" office:value="11.2337382561718" calcext:value-type="float">
            <text:p>11.23373825617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46.0030674846626" calcext:value-type="float">
            <text:p>46.0030674846626</text:p>
          </table:table-cell>
          <table:table-cell table:style-name="ce1" office:value-type="float" office:value="0.078265955964252" calcext:value-type="float">
            <text:p>0.078265955964252</text:p>
          </table:table-cell>
          <table:table-cell table:style-name="ce1" office:value-type="float" office:value="652" calcext:value-type="float">
            <text:p>652</text:p>
          </table:table-cell>
          <table:table-cell table:style-name="ce1" table:formula="of:=[.R13]*[.P13]" office:value-type="float" office:value="29994" calcext:value-type="float">
            <text:p>29994</text:p>
          </table:table-cell>
          <table:table-cell table:style-name="ce1"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19:05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88.9726666666667" calcext:value-type="float">
            <text:p>88.9726666666667</text:p>
          </table:table-cell>
          <table:table-cell office:value-type="float" office:value="1.05826251731579" calcext:value-type="float">
            <text:p>1.05826251731579</text:p>
          </table:table-cell>
          <table:table-cell office:value-type="float" office:value="1500" calcext:value-type="float">
            <text:p>1500</text:p>
          </table:table-cell>
          <table:table-cell table:formula="of:=[.R14]*[.P14]" office:value-type="float" office:value="133459" calcext:value-type="float">
            <text:p>133459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23:38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597" calcext:value-type="float">
            <text:p>597</text:p>
          </table:table-cell>
          <table:table-cell office:value-type="float" office:value="234" calcext:value-type="float">
            <text:p>234</text:p>
          </table:table-cell>
          <table:table-cell office:value-type="float" office:value="346" calcext:value-type="float">
            <text:p>346</text:p>
          </table:table-cell>
          <table:table-cell office:value-type="float" office:value="2.55128205128205" calcext:value-type="float">
            <text:p>2.55128205128205</text:p>
          </table:table-cell>
          <table:table-cell office:value-type="float" office:value="93.2270916334661" calcext:value-type="float">
            <text:p>93.2270916334661</text:p>
          </table:table-cell>
          <table:table-cell office:value-type="float" office:value="8.48534188034188" calcext:value-type="float">
            <text:p>8.48534188034188</text:p>
          </table:table-cell>
          <table:table-cell office:value-type="float" office:value="4.44439024624252" calcext:value-type="float">
            <text:p>4.44439024624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8.6971476510067" calcext:value-type="float">
            <text:p>48.6971476510067</text:p>
          </table:table-cell>
          <table:table-cell office:value-type="float" office:value="2.40358029612995" calcext:value-type="float">
            <text:p>2.40358029612995</text:p>
          </table:table-cell>
          <table:table-cell office:value-type="float" office:value="596" calcext:value-type="float">
            <text:p>596</text:p>
          </table:table-cell>
          <table:table-cell table:formula="of:=[.R15]*[.P15]" office:value-type="float" office:value="29023.5" calcext:value-type="float">
            <text:p>29023.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25:46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623" calcext:value-type="float">
            <text:p>623</text:p>
          </table:table-cell>
          <table:table-cell office:value-type="float" office:value="236" calcext:value-type="float">
            <text:p>236</text:p>
          </table:table-cell>
          <table:table-cell office:value-type="float" office:value="372" calcext:value-type="float">
            <text:p>372</text:p>
          </table:table-cell>
          <table:table-cell office:value-type="float" office:value="2.63983050847458" calcext:value-type="float">
            <text:p>2.63983050847458</text:p>
          </table:table-cell>
          <table:table-cell office:value-type="float" office:value="94.0239043824701" calcext:value-type="float">
            <text:p>94.0239043824701</text:p>
          </table:table-cell>
          <table:table-cell office:value-type="float" office:value="10.4071610169492" calcext:value-type="float">
            <text:p>10.4071610169492</text:p>
          </table:table-cell>
          <table:table-cell office:value-type="float" office:value="24.5939749380562" calcext:value-type="float">
            <text:p>24.5939749380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9.2278938906752" calcext:value-type="float">
            <text:p>49.2278938906752</text:p>
          </table:table-cell>
          <table:table-cell office:value-type="float" office:value="2.73417208881388" calcext:value-type="float">
            <text:p>2.73417208881388</text:p>
          </table:table-cell>
          <table:table-cell office:value-type="float" office:value="622" calcext:value-type="float">
            <text:p>622</text:p>
          </table:table-cell>
          <table:table-cell table:formula="of:=[.R16]*[.P16]" office:value-type="float" office:value="30619.75" calcext:value-type="float">
            <text:p>30619.7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30:34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607" calcext:value-type="float">
            <text:p>607</text:p>
          </table:table-cell>
          <table:table-cell office:value-type="float" office:value="233" calcext:value-type="float">
            <text:p>233</text:p>
          </table:table-cell>
          <table:table-cell office:value-type="float" office:value="356" calcext:value-type="float">
            <text:p>356</text:p>
          </table:table-cell>
          <table:table-cell office:value-type="float" office:value="2.60515021459227" calcext:value-type="float">
            <text:p>2.60515021459227</text:p>
          </table:table-cell>
          <table:table-cell office:value-type="float" office:value="92.8286852589642" calcext:value-type="float">
            <text:p>92.8286852589642</text:p>
          </table:table-cell>
          <table:table-cell office:value-type="float" office:value="9.18800858369099" calcext:value-type="float">
            <text:p>9.18800858369099</text:p>
          </table:table-cell>
          <table:table-cell office:value-type="float" office:value="8.77924641344058" calcext:value-type="float">
            <text:p>8.77924641344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8.9022277227723" calcext:value-type="float">
            <text:p>48.9022277227723</text:p>
          </table:table-cell>
          <table:table-cell office:value-type="float" office:value="2.89638715792699" calcext:value-type="float">
            <text:p>2.89638715792699</text:p>
          </table:table-cell>
          <table:table-cell office:value-type="float" office:value="606" calcext:value-type="float">
            <text:p>606</text:p>
          </table:table-cell>
          <table:table-cell table:formula="of:=[.R17]*[.P17]" office:value-type="float" office:value="29634.75" calcext:value-type="float">
            <text:p>29634.7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35:06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695" calcext:value-type="float">
            <text:p>695</text:p>
          </table:table-cell>
          <table:table-cell office:value-type="float" office:value="228" calcext:value-type="float">
            <text:p>228</text:p>
          </table:table-cell>
          <table:table-cell office:value-type="float" office:value="445" calcext:value-type="float">
            <text:p>445</text:p>
          </table:table-cell>
          <table:table-cell office:value-type="float" office:value="3.04824561403509" calcext:value-type="float">
            <text:p>3.04824561403509</text:p>
          </table:table-cell>
          <table:table-cell office:value-type="float" office:value="91.2" calcext:value-type="float">
            <text:p>91.2</text:p>
          </table:table-cell>
          <table:table-cell office:value-type="float" office:value="15.7185526315789" calcext:value-type="float">
            <text:p>15.7185526315789</text:p>
          </table:table-cell>
          <table:table-cell office:value-type="float" office:value="31.8844025536526" calcext:value-type="float">
            <text:p>31.8844025536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0.4311959654179" calcext:value-type="float">
            <text:p>50.4311959654179</text:p>
          </table:table-cell>
          <table:table-cell office:value-type="float" office:value="3.60790380904413" calcext:value-type="float">
            <text:p>3.60790380904413</text:p>
          </table:table-cell>
          <table:table-cell office:value-type="float" office:value="694" calcext:value-type="float">
            <text:p>694</text:p>
          </table:table-cell>
          <table:table-cell table:formula="of:=[.R18]*[.P18]" office:value-type="float" office:value="34999.25" calcext:value-type="float">
            <text:p>34999.25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38: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2.20258620689655" calcext:value-type="float">
            <text:p>2.20258620689655</text:p>
          </table:table-cell>
          <table:table-cell table:style-name="ce1" office:value-type="float" office:value="92.4302788844621" calcext:value-type="float">
            <text:p>92.4302788844621</text:p>
          </table:table-cell>
          <table:table-cell table:style-name="ce1" office:value-type="float" office:value="17.6262543103448" calcext:value-type="float">
            <text:p>17.6262543103448</text:p>
          </table:table-cell>
          <table:table-cell table:style-name="ce1" office:value-type="float" office:value="51.0906140600645" calcext:value-type="float">
            <text:p>51.09061406006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88.9196078431373" calcext:value-type="float">
            <text:p>88.9196078431373</text:p>
          </table:table-cell>
          <table:table-cell table:style-name="ce1" office:value-type="float" office:value="1.81372972972477" calcext:value-type="float">
            <text:p>1.81372972972477</text:p>
          </table:table-cell>
          <table:table-cell table:style-name="ce1" office:value-type="float" office:value="510" calcext:value-type="float">
            <text:p>510</text:p>
          </table:table-cell>
          <table:table-cell table:style-name="ce1" table:formula="of:=[.R19]*[.P19]" office:value-type="float" office:value="45349" calcext:value-type="float">
            <text:p>45349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41: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1.89473684210526" calcext:value-type="float">
            <text:p>1.89473684210526</text:p>
          </table:table-cell>
          <table:table-cell table:style-name="ce1" office:value-type="float" office:value="98.406374501992" calcext:value-type="float">
            <text:p>98.406374501992</text:p>
          </table:table-cell>
          <table:table-cell table:style-name="ce1" office:value-type="float" office:value="19.8856801619433" calcext:value-type="float">
            <text:p>19.8856801619433</text:p>
          </table:table-cell>
          <table:table-cell table:style-name="ce1" office:value-type="float" office:value="58.4857886427541" calcext:value-type="float">
            <text:p>58.48578864275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88.9122055674518" calcext:value-type="float">
            <text:p>88.9122055674518</text:p>
          </table:table-cell>
          <table:table-cell table:style-name="ce1" office:value-type="float" office:value="1.89522132535726" calcext:value-type="float">
            <text:p>1.89522132535726</text:p>
          </table:table-cell>
          <table:table-cell table:style-name="ce1" office:value-type="float" office:value="467" calcext:value-type="float">
            <text:p>467</text:p>
          </table:table-cell>
          <table:table-cell table:style-name="ce1" table:formula="of:=[.R20]*[.P20]" office:value-type="float" office:value="41522" calcext:value-type="float">
            <text:p>41522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45: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.73790322580645" calcext:value-type="float">
            <text:p>1.73790322580645</text:p>
          </table:table-cell>
          <table:table-cell table:style-name="ce1" office:value-type="float" office:value="99.2" calcext:value-type="float">
            <text:p>99.2</text:p>
          </table:table-cell>
          <table:table-cell table:style-name="ce1" office:value-type="float" office:value="8.71508064516129" calcext:value-type="float">
            <text:p>8.71508064516129</text:p>
          </table:table-cell>
          <table:table-cell table:style-name="ce1" office:value-type="float" office:value="8.27172546125653" calcext:value-type="float">
            <text:p>8.271725461256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88.9046511627907" calcext:value-type="float">
            <text:p>88.9046511627907</text:p>
          </table:table-cell>
          <table:table-cell table:style-name="ce1" office:value-type="float" office:value="1.97489516805937" calcext:value-type="float">
            <text:p>1.97489516805937</text:p>
          </table:table-cell>
          <table:table-cell table:style-name="ce1" office:value-type="float" office:value="430" calcext:value-type="float">
            <text:p>430</text:p>
          </table:table-cell>
          <table:table-cell table:style-name="ce1" table:formula="of:=[.R21]*[.P21]" office:value-type="float" office:value="38229" calcext:value-type="float">
            <text:p>38229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47: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.82186234817814" calcext:value-type="float">
            <text:p>1.82186234817814</text:p>
          </table:table-cell>
          <table:table-cell table:style-name="ce1" office:value-type="float" office:value="98.406374501992" calcext:value-type="float">
            <text:p>98.406374501992</text:p>
          </table:table-cell>
          <table:table-cell table:style-name="ce1" office:value-type="float" office:value="14.9943198380567" calcext:value-type="float">
            <text:p>14.9943198380567</text:p>
          </table:table-cell>
          <table:table-cell table:style-name="ce1" office:value-type="float" office:value="40.8460917764212" calcext:value-type="float">
            <text:p>40.84609177642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88.9086859688196" calcext:value-type="float">
            <text:p>88.9086859688196</text:p>
          </table:table-cell>
          <table:table-cell table:style-name="ce1" office:value-type="float" office:value="1.93275374171311" calcext:value-type="float">
            <text:p>1.93275374171311</text:p>
          </table:table-cell>
          <table:table-cell table:style-name="ce1" office:value-type="float" office:value="449" calcext:value-type="float">
            <text:p>449</text:p>
          </table:table-cell>
          <table:table-cell table:style-name="ce1" table:formula="of:=[.R22]*[.P22]" office:value-type="float" office:value="39920" calcext:value-type="float">
            <text:p>39920</text:p>
          </table:table-cell>
          <table:table-cell table:style-name="ce1"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51:36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679" calcext:value-type="float">
            <text:p>679</text:p>
          </table:table-cell>
          <table:table-cell office:value-type="float" office:value="222" calcext:value-type="float">
            <text:p>222</text:p>
          </table:table-cell>
          <table:table-cell office:value-type="float" office:value="429" calcext:value-type="float">
            <text:p>429</text:p>
          </table:table-cell>
          <table:table-cell office:value-type="float" office:value="3.05855855855856" calcext:value-type="float">
            <text:p>3.05855855855856</text:p>
          </table:table-cell>
          <table:table-cell office:value-type="float" office:value="88.8" calcext:value-type="float">
            <text:p>88.8</text:p>
          </table:table-cell>
          <table:table-cell office:value-type="float" office:value="8.07894144144144" calcext:value-type="float">
            <text:p>8.07894144144144</text:p>
          </table:table-cell>
          <table:table-cell office:value-type="float" office:value="5.40831024561157" calcext:value-type="float">
            <text:p>5.40831024561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2994100295" calcext:value-type="float">
            <text:p>52.742994100295</text:p>
          </table:table-cell>
          <table:table-cell office:value-type="float" office:value="0.182288071381929" calcext:value-type="float">
            <text:p>0.182288071381929</text:p>
          </table:table-cell>
          <table:table-cell office:value-type="float" office:value="678" calcext:value-type="float">
            <text:p>678</text:p>
          </table:table-cell>
          <table:table-cell table:formula="of:=[.R23]*[.P23]" office:value-type="float" office:value="35759.75" calcext:value-type="float">
            <text:p>35759.7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54:19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752" calcext:value-type="float">
            <text:p>752</text:p>
          </table:table-cell>
          <table:table-cell office:value-type="float" office:value="214" calcext:value-type="float">
            <text:p>214</text:p>
          </table:table-cell>
          <table:table-cell office:value-type="float" office:value="501" calcext:value-type="float">
            <text:p>501</text:p>
          </table:table-cell>
          <table:table-cell office:value-type="float" office:value="3.51401869158878" calcext:value-type="float">
            <text:p>3.51401869158878</text:p>
          </table:table-cell>
          <table:table-cell office:value-type="float" office:value="85.2589641434263" calcext:value-type="float">
            <text:p>85.2589641434263</text:p>
          </table:table-cell>
          <table:table-cell office:value-type="float" office:value="8.86251869158879" calcext:value-type="float">
            <text:p>8.86251869158879</text:p>
          </table:table-cell>
          <table:table-cell office:value-type="float" office:value="9.7494501367655" calcext:value-type="float">
            <text:p>9.7494501367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36750998668" calcext:value-type="float">
            <text:p>52.7436750998668</text:p>
          </table:table-cell>
          <table:table-cell office:value-type="float" office:value="0.173214523844843" calcext:value-type="float">
            <text:p>0.173214523844843</text:p>
          </table:table-cell>
          <table:table-cell office:value-type="float" office:value="751" calcext:value-type="float">
            <text:p>751</text:p>
          </table:table-cell>
          <table:table-cell table:formula="of:=[.R24]*[.P24]" office:value-type="float" office:value="39610.5" calcext:value-type="float">
            <text:p>39610.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56:52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512" calcext:value-type="float">
            <text:p>512</text:p>
          </table:table-cell>
          <table:table-cell office:value-type="float" office:value="234" calcext:value-type="float">
            <text:p>234</text:p>
          </table:table-cell>
          <table:table-cell office:value-type="float" office:value="262" calcext:value-type="float">
            <text:p>262</text:p>
          </table:table-cell>
          <table:table-cell office:value-type="float" office:value="2.18803418803419" calcext:value-type="float">
            <text:p>2.18803418803419</text:p>
          </table:table-cell>
          <table:table-cell office:value-type="float" office:value="93.6" calcext:value-type="float">
            <text:p>93.6</text:p>
          </table:table-cell>
          <table:table-cell office:value-type="float" office:value="21.7629188034188" calcext:value-type="float">
            <text:p>21.7629188034188</text:p>
          </table:table-cell>
          <table:table-cell office:value-type="float" office:value="34.6692805818935" calcext:value-type="float">
            <text:p>34.6692805818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07045009785" calcext:value-type="float">
            <text:p>52.7407045009785</text:p>
          </table:table-cell>
          <table:table-cell office:value-type="float" office:value="0.209921923700673" calcext:value-type="float">
            <text:p>0.209921923700673</text:p>
          </table:table-cell>
          <table:table-cell office:value-type="float" office:value="511" calcext:value-type="float">
            <text:p>511</text:p>
          </table:table-cell>
          <table:table-cell table:formula="of:=[.R25]*[.P25]" office:value-type="float" office:value="26950.5" calcext:value-type="float">
            <text:p>26950.5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5:00: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755" calcext:value-type="float">
            <text:p>755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3.79396984924623" calcext:value-type="float">
            <text:p>3.79396984924623</text:p>
          </table:table-cell>
          <table:table-cell table:style-name="ce1" office:value-type="float" office:value="79.6" calcext:value-type="float">
            <text:p>79.6</text:p>
          </table:table-cell>
          <table:table-cell table:style-name="ce1" office:value-type="float" office:value="22.4537286432161" calcext:value-type="float">
            <text:p>22.4537286432161</text:p>
          </table:table-cell>
          <table:table-cell table:style-name="ce1" office:value-type="float" office:value="30.651580415151" calcext:value-type="float">
            <text:p>30.6515804151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52.743700265252" calcext:value-type="float">
            <text:p>52.743700265252</text:p>
          </table:table-cell>
          <table:table-cell table:style-name="ce1" office:value-type="float" office:value="0.172870047709703" calcext:value-type="float">
            <text:p>0.172870047709703</text:p>
          </table:table-cell>
          <table:table-cell table:style-name="ce1" office:value-type="float" office:value="754" calcext:value-type="float">
            <text:p>754</text:p>
          </table:table-cell>
          <table:table-cell table:style-name="ce1" table:formula="of:=[.R26]*[.P26]" office:value-type="float" office:value="39768.75" calcext:value-type="float">
            <text:p>39768.75</text:p>
          </table:table-cell>
          <table:table-cell table:style-name="ce1"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elivery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GainIndex</text:p>
          </table:table-cell>
          <table:table-cell office:value-type="string" calcext:value-type="string">
            <text:p>CustoEnerg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QM3</text:p>
          </table:table-cell>
          <table:table-cell table:formula="of:=AVERAGE([.I3:.I5])" office:value-type="float" office:value="87.6169986719788" calcext:value-type="float">
            <text:p>87.6169986719788</text:p>
          </table:table-cell>
          <table:table-cell table:formula="of:=STDEV([.I3:.I5])" office:value-type="float" office:value="8.20612383882748" calcext:value-type="float">
            <text:p>8.20612383882748</text:p>
          </table:table-cell>
          <table:table-cell table:style-name="ce2" table:formula="of:=CONFIDENCE(0.05;[.E31];3)" office:value-type="float" office:value="9.28593266807957" calcext:value-type="float">
            <text:p>9.28593266807957</text:p>
          </table:table-cell>
          <table:table-cell table:formula="of:=AVERAGE([.H3:.H5])" office:value-type="float" office:value="3.14580197410186" calcext:value-type="float">
            <text:p>3.14580197410186</text:p>
          </table:table-cell>
          <table:table-cell table:formula="of:=STDEV([.H3:.H5])" office:value-type="float" office:value="0.741321996623283" calcext:value-type="float">
            <text:p>0.741321996623283</text:p>
          </table:table-cell>
          <table:table-cell table:style-name="ce2" table:formula="of:=CONFIDENCE(0.05;[.H31];3)" office:value-type="float" office:value="0.838869395735771" calcext:value-type="float">
            <text:p>0.838869395735771</text:p>
          </table:table-cell>
          <table:table-cell table:formula="of:=AVERAGE([.P3:.P5])" office:value-type="float" office:value="52.7428827581796" calcext:value-type="float">
            <text:p>52.7428827581796</text:p>
          </table:table-cell>
          <table:table-cell table:style-name="ce3" table:formula="of:=AVERAGE([.S3:.S5])" office:value-type="float" office:value="35812.5" calcext:value-type="float">
            <text:p>35812.5</text:p>
          </table:table-cell>
          <table:table-cell table:formula="of:=AVERAGE([.Q3:.Q5])" office:value-type="float" office:value="0.183315692009067" calcext:value-type="float">
            <text:p>0.183315692009067</text:p>
          </table:table-cell>
          <table:table-cell table:style-name="ce2" table:formula="of:=CONFIDENCE(0.05;[.L31];5)" office:value-type="float" office:value="0.160680336087341" calcext:value-type="float">
            <text:p>0.16068033608734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QM3 w/o CD</text:p>
          </table:table-cell>
          <table:table-cell table:formula="of:=AVERAGE([.I6:.I9])" office:value-type="float" office:value="83.1498007968127" calcext:value-type="float">
            <text:p>83.1498007968127</text:p>
          </table:table-cell>
          <table:table-cell table:formula="of:=STDEV([.I6:.I9])" office:value-type="float" office:value="12.6117421963367" calcext:value-type="float">
            <text:p>12.6117421963367</text:p>
          </table:table-cell>
          <table:table-cell table:style-name="ce2" table:formula="of:=CONFIDENCE(0.05;[.E32];4)" office:value-type="float" office:value="12.359280243562" calcext:value-type="float">
            <text:p>12.359280243562</text:p>
          </table:table-cell>
          <table:table-cell table:formula="of:=AVERAGE([.H6:.H9])" office:value-type="float" office:value="3.69168660187667" calcext:value-type="float">
            <text:p>3.69168660187667</text:p>
          </table:table-cell>
          <table:table-cell table:formula="of:=STDEV([.H6:.H9])" office:value-type="float" office:value="1.63809430261927" calcext:value-type="float">
            <text:p>1.63809430261927</text:p>
          </table:table-cell>
          <table:table-cell table:style-name="ce2" table:formula="of:=CONFIDENCE(0.05;[.H32];4)" office:value-type="float" office:value="1.60530291820701" calcext:value-type="float">
            <text:p>1.60530291820701</text:p>
          </table:table-cell>
          <table:table-cell table:formula="of:=AVERAGE([.P6:.P9])" office:value-type="float" office:value="52.7431292126061" calcext:value-type="float">
            <text:p>52.7431292126061</text:p>
          </table:table-cell>
          <table:table-cell table:style-name="ce3" table:formula="of:=AVERAGE([.S6:.S9])" office:value-type="float" office:value="38476.375" calcext:value-type="float">
            <text:p>38476.4</text:p>
          </table:table-cell>
          <table:table-cell table:formula="of:=AVERAGE([.Q6:.Q9])" office:value-type="float" office:value="0.179308774485653" calcext:value-type="float">
            <text:p>0.179308774485653</text:p>
          </table:table-cell>
          <table:table-cell table:style-name="ce2" table:formula="of:=CONFIDENCE(0.05;[.L32];5)" office:value-type="float" office:value="0.157168182559838" calcext:value-type="float">
            <text:p>0.15716818255983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QL</text:p>
          </table:table-cell>
          <table:table-cell table:formula="of:=AVERAGE([.I10:.I13])" office:value-type="float" office:value="90.304780876494" calcext:value-type="float">
            <text:p>90.304780876494</text:p>
          </table:table-cell>
          <table:table-cell table:formula="of:=STDEV([.I10:.I13])" office:value-type="float" office:value="6.51530722324809" calcext:value-type="float">
            <text:p>6.51530722324809</text:p>
          </table:table-cell>
          <table:table-cell table:style-name="ce2" table:formula="of:=CONFIDENCE(0.05;[.E33];4)" office:value-type="float" office:value="6.38488375288996" calcext:value-type="float">
            <text:p>6.38488375288996</text:p>
          </table:table-cell>
          <table:table-cell table:formula="of:=AVERAGE([.H10:.H13])" office:value-type="float" office:value="3.02620183822354" calcext:value-type="float">
            <text:p>3.02620183822354</text:p>
          </table:table-cell>
          <table:table-cell table:formula="of:=STDEV([.H10:.H13])" office:value-type="float" office:value="0.668202638904157" calcext:value-type="float">
            <text:p>0.668202638904157</text:p>
          </table:table-cell>
          <table:table-cell table:style-name="ce2" table:formula="of:=CONFIDENCE(0.05;[.H33];4)" office:value-type="float" office:value="0.654826553313385" calcext:value-type="float">
            <text:p>0.654826553313385</text:p>
          </table:table-cell>
          <table:table-cell table:formula="of:=AVERAGE([.P10:.P13])" office:value-type="float" office:value="46.0030020944554" calcext:value-type="float">
            <text:p>46.0030020944554</text:p>
          </table:table-cell>
          <table:table-cell table:style-name="ce3" table:formula="of:=AVERAGE([.S10:.S13])" office:value-type="float" office:value="31040.5" calcext:value-type="float">
            <text:p>31040.5</text:p>
          </table:table-cell>
          <table:table-cell table:formula="of:=AVERAGE([.Q10:.Q13])" office:value-type="float" office:value="0.0773120715072462" calcext:value-type="float">
            <text:p>0.077312071507246</text:p>
          </table:table-cell>
          <table:table-cell table:style-name="ce2" table:formula="of:=CONFIDENCE(0.05;[.L33];5)" office:value-type="float" office:value="0.0677657733347698" calcext:value-type="float">
            <text:p>0.0677657733347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R</text:p>
          </table:table-cell>
          <table:table-cell table:formula="of:=AVERAGE([.I15:.I18])" office:value-type="float" office:value="92.8199203187251" calcext:value-type="float">
            <text:p>92.8199203187251</text:p>
          </table:table-cell>
          <table:table-cell table:formula="of:=STDEV([.I15:.I18])" office:value-type="float" office:value="1.18877875268356" calcext:value-type="float">
            <text:p>1.18877875268356</text:p>
          </table:table-cell>
          <table:table-cell table:style-name="ce2" table:formula="of:=CONFIDENCE(0.05;[.E34];4)" office:value-type="float" office:value="1.16498177042312" calcext:value-type="float">
            <text:p>1.16498177042312</text:p>
          </table:table-cell>
          <table:table-cell table:formula="of:=AVERAGE([.H15:.H18])" office:value-type="float" office:value="2.711127097096" calcext:value-type="float">
            <text:p>2.711127097096</text:p>
          </table:table-cell>
          <table:table-cell table:formula="of:=STDEV([.H15:.H18])" office:value-type="float" office:value="0.227679333206988" calcext:value-type="float">
            <text:p>0.227679333206988</text:p>
          </table:table-cell>
          <table:table-cell table:style-name="ce2" table:formula="of:=CONFIDENCE(0.05;[.H34];4)" office:value-type="float" office:value="0.223121646554896" calcext:value-type="float">
            <text:p>0.223121646554896</text:p>
          </table:table-cell>
          <table:table-cell table:formula="of:=AVERAGE([.P15:.P18])" office:value-type="float" office:value="49.314616307468" calcext:value-type="float">
            <text:p>49.314616307468</text:p>
          </table:table-cell>
          <table:table-cell table:style-name="ce3" table:formula="of:=AVERAGE([.S15:.S18])" office:value-type="float" office:value="31069.3125" calcext:value-type="float">
            <text:p>31069.3</text:p>
          </table:table-cell>
          <table:table-cell table:formula="of:=AVERAGE([.Q15:.Q18])" office:value-type="float" office:value="2.91051083797874" calcext:value-type="float">
            <text:p>2.91051083797874</text:p>
          </table:table-cell>
          <table:table-cell table:style-name="ce2" table:formula="of:=CONFIDENCE(0.05;[.L34];5)" office:value-type="float" office:value="2.5511283540808" calcext:value-type="float">
            <text:p>2.551128354080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xGain</text:p>
          </table:table-cell>
          <table:table-cell table:formula="of:=AVERAGE([.I19:.I21])" office:value-type="float" office:value="96.6788844621514" calcext:value-type="float">
            <text:p>96.6788844621514</text:p>
          </table:table-cell>
          <table:table-cell table:formula="of:=STDEV([.I19:.I22])" office:value-type="float" office:value="3.14266665567181" calcext:value-type="float">
            <text:p>3.14266665567181</text:p>
          </table:table-cell>
          <table:table-cell table:style-name="ce2" table:formula="of:=CONFIDENCE(0.05;[.E35];4)" office:value-type="float" office:value="3.07975673026584" calcext:value-type="float">
            <text:p>3.07975673026584</text:p>
          </table:table-cell>
          <table:table-cell table:formula="of:=AVERAGE([.H19:.H22])" office:value-type="float" office:value="1.9142721557466" calcext:value-type="float">
            <text:p>1.9142721557466</text:p>
          </table:table-cell>
          <table:table-cell table:formula="of:=STDEV([.H19:.H22])" office:value-type="float" office:value="0.202609799493702" calcext:value-type="float">
            <text:p>0.202609799493702</text:p>
          </table:table-cell>
          <table:table-cell table:style-name="ce2" table:formula="of:=CONFIDENCE(0.05;[.H35];4)" office:value-type="float" office:value="0.198553954961269" calcext:value-type="float">
            <text:p>0.198553954961269</text:p>
          </table:table-cell>
          <table:table-cell table:formula="of:=AVERAGE([.P19:.P22])" office:value-type="float" office:value="88.9112876355499" calcext:value-type="float">
            <text:p>88.9112876355499</text:p>
          </table:table-cell>
          <table:table-cell table:style-name="ce3" table:formula="of:=AVERAGE([.S19:.S22])" office:value-type="float" office:value="41255" calcext:value-type="float">
            <text:p>41255.0</text:p>
          </table:table-cell>
          <table:table-cell table:formula="of:=AVERAGE([.Q19:.Q22])" office:value-type="float" office:value="1.90414999121363" calcext:value-type="float">
            <text:p>1.90414999121363</text:p>
          </table:table-cell>
          <table:table-cell table:style-name="ce2" table:formula="of:=CONFIDENCE(0.05;[.L35];5)" office:value-type="float" office:value="1.66903038793744" calcext:value-type="float">
            <text:p>1.66903038793744</text:p>
          </table:table-cell>
          <table:table-cell table:number-columns-repeated="1011"/>
        </table:table-row>
      </table:table>
      <table:table table:name="agregado" table:style-name="ta2">
        <table:table-column table:style-name="co13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12</text:p>
          </table:table-cell>
          <table:table-cell/>
          <table:table-cell office:value-type="string" calcext:value-type="string">
            <text:p>Delivery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GainIndex</text:p>
          </table:table-cell>
          <table:table-cell office:value-type="string" calcext:value-type="string">
            <text:p>CustoEnerg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QM3</text:p>
          </table:table-cell>
          <table:table-cell table:style-name="ce6" office:value-type="float" office:value="99.402390438247" calcext:value-type="float">
            <text:p>99.402390438247</text:p>
          </table:table-cell>
          <table:table-cell office:value-type="float" office:value="1.19521912350595" calcext:value-type="float">
            <text:p>1.19521912350595</text:p>
          </table:table-cell>
          <table:table-cell office:value-type="float" office:value="1.1712932178526" calcext:value-type="float">
            <text:p>1.1712932178526</text:p>
          </table:table-cell>
          <table:table-cell office:value-type="float" office:value="1.89812915484236" calcext:value-type="float">
            <text:p>1.89812915484236</text:p>
          </table:table-cell>
          <table:table-cell office:value-type="float" office:value="0.176011239060056" calcext:value-type="float">
            <text:p>0.176011239060056</text:p>
          </table:table-cell>
          <table:table-cell office:value-type="float" office:value="0.17248784471599" calcext:value-type="float">
            <text:p>0.17248784471599</text:p>
          </table:table-cell>
          <table:table-cell office:value-type="float" office:value="50.6381927918272" calcext:value-type="float">
            <text:p>50.6381927918272</text:p>
          </table:table-cell>
          <table:table-cell table:style-name="ce6" office:value-type="float" office:value="23951.6875" calcext:value-type="float">
            <text:p>23951.6875</text:p>
          </table:table-cell>
          <table:table-cell office:value-type="float" office:value="2.20065605184908" calcext:value-type="float">
            <text:p>2.20065605184908</text:p>
          </table:table-cell>
          <table:table-cell office:value-type="float" office:value="1.92892463350199" calcext:value-type="float">
            <text:p>1.9289246335019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QM3 w/o CD</text:p>
          </table:table-cell>
          <table:table-cell office:value-type="float" office:value="97.906374501992" calcext:value-type="float">
            <text:p>97.906374501992</text:p>
          </table:table-cell>
          <table:table-cell office:value-type="float" office:value="1.98858001057496" calcext:value-type="float">
            <text:p>1.98858001057496</text:p>
          </table:table-cell>
          <table:table-cell office:value-type="float" office:value="1.9487726005516" calcext:value-type="float">
            <text:p>1.9487726005516</text:p>
          </table:table-cell>
          <table:table-cell office:value-type="float" office:value="1.98934431737042" calcext:value-type="float">
            <text:p>1.98934431737042</text:p>
          </table:table-cell>
          <table:table-cell office:value-type="float" office:value="0.234566504872707" calcext:value-type="float">
            <text:p>0.234566504872707</text:p>
          </table:table-cell>
          <table:table-cell office:value-type="float" office:value="0.229870950764973" calcext:value-type="float">
            <text:p>0.229870950764973</text:p>
          </table:table-cell>
          <table:table-cell office:value-type="float" office:value="52.7402405662306" calcext:value-type="float">
            <text:p>52.7402405662306</text:p>
          </table:table-cell>
          <table:table-cell office:value-type="float" office:value="25816.375" calcext:value-type="float">
            <text:p>25816.375</text:p>
          </table:table-cell>
          <table:table-cell office:value-type="float" office:value="0.214932209988351" calcext:value-type="float">
            <text:p>0.214932209988351</text:p>
          </table:table-cell>
          <table:table-cell office:value-type="float" office:value="0.188392926750729" calcext:value-type="float">
            <text:p>0.18839292675072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QL</text:p>
          </table:table-cell>
          <table:table-cell office:value-type="float" office:value="96.808764940239" calcext:value-type="float">
            <text:p>96.808764940239</text:p>
          </table:table-cell>
          <table:table-cell office:value-type="float" office:value="1.98086110900359" calcext:value-type="float">
            <text:p>1.98086110900359</text:p>
          </table:table-cell>
          <table:table-cell office:value-type="float" office:value="1.94120821601155" calcext:value-type="float">
            <text:p>1.94120821601155</text:p>
          </table:table-cell>
          <table:table-cell office:value-type="float" office:value="2.28937871190165" calcext:value-type="float">
            <text:p>2.28937871190165</text:p>
          </table:table-cell>
          <table:table-cell office:value-type="float" office:value="0.141423948338882" calcext:value-type="float">
            <text:p>0.141423948338882</text:p>
          </table:table-cell>
          <table:table-cell office:value-type="float" office:value="0.138592922647831" calcext:value-type="float">
            <text:p>0.138592922647831</text:p>
          </table:table-cell>
          <table:table-cell office:value-type="float" office:value="46.0036136035278" calcext:value-type="float">
            <text:p>46.0036136035278</text:p>
          </table:table-cell>
          <table:table-cell office:value-type="float" office:value="25497.5" calcext:value-type="float">
            <text:p>25497.5</text:p>
          </table:table-cell>
          <table:table-cell office:value-type="float" office:value="0.0849210311718241" calcext:value-type="float">
            <text:p>0.084921031171824</text:p>
          </table:table-cell>
          <table:table-cell office:value-type="float" office:value="0.0744351979911103" calcext:value-type="float">
            <text:p>0.074435197991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R</text:p>
          </table:table-cell>
          <table:table-cell office:value-type="float" office:value="95.9163346613546" calcext:value-type="float">
            <text:p>95.9163346613546</text:p>
          </table:table-cell>
          <table:table-cell office:value-type="float" office:value="3.35506111465067" calcext:value-type="float">
            <text:p>3.35506111465067</text:p>
          </table:table-cell>
          <table:table-cell office:value-type="float" office:value="3.28789947532306" calcext:value-type="float">
            <text:p>3.28789947532306</text:p>
          </table:table-cell>
          <table:table-cell office:value-type="float" office:value="2.34548156063346" calcext:value-type="float">
            <text:p>2.34548156063346</text:p>
          </table:table-cell>
          <table:table-cell office:value-type="float" office:value="0.385962741317385" calcext:value-type="float">
            <text:p>0.385962741317385</text:p>
          </table:table-cell>
          <table:table-cell office:value-type="float" office:value="0.378236536178212" calcext:value-type="float">
            <text:p>0.378236536178212</text:p>
          </table:table-cell>
          <table:table-cell office:value-type="float" office:value="47.6811297169925" calcext:value-type="float">
            <text:p>47.6811297169925</text:p>
          </table:table-cell>
          <table:table-cell office:value-type="float" office:value="26863.25" calcext:value-type="float">
            <text:p>26863.25</text:p>
          </table:table-cell>
          <table:table-cell office:value-type="float" office:value="2.61404681463552" calcext:value-type="float">
            <text:p>2.61404681463552</text:p>
          </table:table-cell>
          <table:table-cell office:value-type="float" office:value="2.29127095515044" calcext:value-type="float">
            <text:p>2.2912709551504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xGain</text:p>
          </table:table-cell>
          <table:table-cell office:value-type="float" office:value="99.8677290836653" calcext:value-type="float">
            <text:p>99.8677290836653</text:p>
          </table:table-cell>
          <table:table-cell office:value-type="float" office:value="0.501845084839367" calcext:value-type="float">
            <text:p>0.501845084839367</text:p>
          </table:table-cell>
          <table:table-cell office:value-type="float" office:value="0.491799146051804" calcext:value-type="float">
            <text:p>0.491799146051804</text:p>
          </table:table-cell>
          <table:table-cell office:value-type="float" office:value="1.51314873110697" calcext:value-type="float">
            <text:p>1.51314873110697</text:p>
          </table:table-cell>
          <table:table-cell office:value-type="float" office:value="0.221008316720695" calcext:value-type="float">
            <text:p>0.221008316720695</text:p>
          </table:table-cell>
          <table:table-cell office:value-type="float" office:value="0.216584170528192" calcext:value-type="float">
            <text:p>0.216584170528192</text:p>
          </table:table-cell>
          <table:table-cell office:value-type="float" office:value="88.890673994766" calcext:value-type="float">
            <text:p>88.890673994766</text:p>
          </table:table-cell>
          <table:table-cell office:value-type="float" office:value="34023.75" calcext:value-type="float">
            <text:p>34023.75</text:p>
          </table:table-cell>
          <table:table-cell office:value-type="float" office:value="2.10848664428701" calcext:value-type="float">
            <text:p>2.10848664428701</text:p>
          </table:table-cell>
          <table:table-cell office:value-type="float" office:value="1.84813607022224" calcext:value-type="float">
            <text:p>1.84813607022224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14</text:p>
          </table:table-cell>
          <table:table-cell/>
          <table:table-cell office:value-type="string" calcext:value-type="string">
            <text:p>Delivery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GainIndex</text:p>
          </table:table-cell>
          <table:table-cell office:value-type="string" calcext:value-type="string">
            <text:p>CustoEnerg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QM3</text:p>
          </table:table-cell>
          <table:table-cell table:style-name="ce6" office:value-type="float" office:value="99.9003984063745" calcext:value-type="float">
            <text:p>99.9003984063745</text:p>
          </table:table-cell>
          <table:table-cell office:value-type="float" office:value="0.199203187251001" calcext:value-type="float">
            <text:p>0.199203187251001</text:p>
          </table:table-cell>
          <table:table-cell office:value-type="float" office:value="0.195215536308775" calcext:value-type="float">
            <text:p>0.195215536308775</text:p>
          </table:table-cell>
          <table:table-cell office:value-type="float" office:value="1.55122487546339" calcext:value-type="float">
            <text:p>1.55122487546339</text:p>
          </table:table-cell>
          <table:table-cell office:value-type="float" office:value="0.0507699046954049" calcext:value-type="float">
            <text:p>0.050769904695405</text:p>
          </table:table-cell>
          <table:table-cell office:value-type="float" office:value="0.0497535923507623" calcext:value-type="float">
            <text:p>0.049753592350762</text:p>
          </table:table-cell>
          <table:table-cell office:value-type="float" office:value="52.738080113013" calcext:value-type="float">
            <text:p>52.738080113013</text:p>
          </table:table-cell>
          <table:table-cell table:style-name="ce6" office:value-type="float" office:value="21055.6875" calcext:value-type="float">
            <text:p>21055.6875</text:p>
          </table:table-cell>
          <table:table-cell office:value-type="float" office:value="0.237594497308112" calcext:value-type="float">
            <text:p>0.237594497308112</text:p>
          </table:table-cell>
          <table:table-cell office:value-type="float" office:value="0.208256932407522" calcext:value-type="float">
            <text:p>0.20825693240752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QM3 w/o CD</text:p>
          </table:table-cell>
          <table:table-cell office:value-type="float" office:value="98.1075697211155" calcext:value-type="float">
            <text:p>98.1075697211155</text:p>
          </table:table-cell>
          <table:table-cell office:value-type="float" office:value="0.381445062851097" calcext:value-type="float">
            <text:p>0.381445062851097</text:p>
          </table:table-cell>
          <table:table-cell office:value-type="float" office:value="0.373809292634384" calcext:value-type="float">
            <text:p>0.373809292634384</text:p>
          </table:table-cell>
          <table:table-cell office:value-type="float" office:value="1.90186735600728" calcext:value-type="float">
            <text:p>1.90186735600728</text:p>
          </table:table-cell>
          <table:table-cell office:value-type="float" office:value="0.149848735560197" calcext:value-type="float">
            <text:p>0.149848735560197</text:p>
          </table:table-cell>
          <table:table-cell office:value-type="float" office:value="0.146849062413426" calcext:value-type="float">
            <text:p>0.146849062413426</text:p>
          </table:table-cell>
          <table:table-cell office:value-type="float" office:value="52.7397873301499" calcext:value-type="float">
            <text:p>52.7397873301499</text:p>
          </table:table-cell>
          <table:table-cell office:value-type="float" office:value="24642.6875" calcext:value-type="float">
            <text:p>24642.6875</text:p>
          </table:table-cell>
          <table:table-cell office:value-type="float" office:value="0.219882926709343" calcext:value-type="float">
            <text:p>0.219882926709343</text:p>
          </table:table-cell>
          <table:table-cell office:value-type="float" office:value="0.192732341548688" calcext:value-type="float">
            <text:p>0.19273234154868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QL</text:p>
          </table:table-cell>
          <table:table-cell office:value-type="float" office:value="97.3083665338645" calcext:value-type="float">
            <text:p>97.3083665338645</text:p>
          </table:table-cell>
          <table:table-cell office:value-type="float" office:value="2.89783638284866" calcext:value-type="float">
            <text:p>2.89783638284866</text:p>
          </table:table-cell>
          <table:table-cell office:value-type="float" office:value="2.8398274717366" calcext:value-type="float">
            <text:p>2.8398274717366</text:p>
          </table:table-cell>
          <table:table-cell office:value-type="float" office:value="2.36390579051912" calcext:value-type="float">
            <text:p>2.36390579051912</text:p>
          </table:table-cell>
          <table:table-cell office:value-type="float" office:value="0.334736172766712" calcext:value-type="float">
            <text:p>0.334736172766712</text:p>
          </table:table-cell>
          <table:table-cell office:value-type="float" office:value="0.328035421472766" calcext:value-type="float">
            <text:p>0.328035421472766</text:p>
          </table:table-cell>
          <table:table-cell office:value-type="float" office:value="46.0035039451485" calcext:value-type="float">
            <text:p>46.0035039451485</text:p>
          </table:table-cell>
          <table:table-cell office:value-type="float" office:value="26532.5" calcext:value-type="float">
            <text:p>26532.5</text:p>
          </table:table-cell>
          <table:table-cell office:value-type="float" office:value="0.0835313823686228" calcext:value-type="float">
            <text:p>0.083531382368623</text:p>
          </table:table-cell>
          <table:table-cell office:value-type="float" office:value="0.0732171394916191" calcext:value-type="float">
            <text:p>0.07321713949161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R</text:p>
          </table:table-cell>
          <table:table-cell office:value-type="float" office:value="95.5179282868526" calcext:value-type="float">
            <text:p>95.5179282868526</text:p>
          </table:table-cell>
          <table:table-cell office:value-type="float" office:value="1.23334499475479" calcext:value-type="float">
            <text:p>1.23334499475479</text:p>
          </table:table-cell>
          <table:table-cell office:value-type="float" office:value="1.20865588511606" calcext:value-type="float">
            <text:p>1.20865588511606</text:p>
          </table:table-cell>
          <table:table-cell office:value-type="float" office:value="2.35458018287207" calcext:value-type="float">
            <text:p>2.35458018287207</text:p>
          </table:table-cell>
          <table:table-cell office:value-type="float" office:value="0.221472024586307" calcext:value-type="float">
            <text:p>0.221472024586307</text:p>
          </table:table-cell>
          <table:table-cell office:value-type="float" office:value="0.217038595886166" calcext:value-type="float">
            <text:p>0.217038595886166</text:p>
          </table:table-cell>
          <table:table-cell office:value-type="float" office:value="48.0188268166501" calcext:value-type="float">
            <text:p>48.0188268166501</text:p>
          </table:table-cell>
          <table:table-cell office:value-type="float" office:value="27045.0625" calcext:value-type="float">
            <text:p>27045.0625</text:p>
          </table:table-cell>
          <table:table-cell office:value-type="float" office:value="2.31492477255285" calcext:value-type="float">
            <text:p>2.31492477255285</text:p>
          </table:table-cell>
          <table:table-cell office:value-type="float" office:value="2.02908374288168" calcext:value-type="float">
            <text:p>2.0290837428816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xGain</text:p>
          </table:table-cell>
          <table:table-cell office:value-type="float" office:value="98.406374501992" calcext:value-type="float">
            <text:p>98.406374501992</text:p>
          </table:table-cell>
          <table:table-cell office:value-type="float" office:value="2.54065424564529" calcext:value-type="float">
            <text:p>2.54065424564529</text:p>
          </table:table-cell>
          <table:table-cell office:value-type="float" office:value="2.48979540931677" calcext:value-type="float">
            <text:p>2.48979540931677</text:p>
          </table:table-cell>
          <table:table-cell office:value-type="float" office:value="2.05366864893368" calcext:value-type="float">
            <text:p>2.05366864893368</text:p>
          </table:table-cell>
          <table:table-cell office:value-type="float" office:value="1.30360402893963" calcext:value-type="float">
            <text:p>1.30360402893963</text:p>
          </table:table-cell>
          <table:table-cell office:value-type="float" office:value="1.2775084734115" calcext:value-type="float">
            <text:p>1.2775084734115</text:p>
          </table:table-cell>
          <table:table-cell office:value-type="float" office:value="88.9017609258402" calcext:value-type="float">
            <text:p>88.9017609258402</text:p>
          </table:table-cell>
          <table:table-cell office:value-type="float" office:value="44859.5" calcext:value-type="float">
            <text:p>44859.5</text:p>
          </table:table-cell>
          <table:table-cell office:value-type="float" office:value="1.96833790130616" calcext:value-type="float">
            <text:p>1.96833790130616</text:p>
          </table:table-cell>
          <table:table-cell office:value-type="float" office:value="1.72529253796605" calcext:value-type="float">
            <text:p>1.7252925379660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16</text:p>
          </table:table-cell>
          <table:table-cell/>
          <table:table-cell office:value-type="string" calcext:value-type="string">
            <text:p>Delivery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GainIndex</text:p>
          </table:table-cell>
          <table:table-cell office:value-type="string" calcext:value-type="string">
            <text:p>CustoEnerg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QM3</text:p>
          </table:table-cell>
          <table:table-cell office:value-type="float" office:value="87.6169986719788" calcext:value-type="float">
            <text:p>87.6169986719788</text:p>
          </table:table-cell>
          <table:table-cell office:value-type="float" office:value="8.20612383882748" calcext:value-type="float">
            <text:p>8.20612383882748</text:p>
          </table:table-cell>
          <table:table-cell office:value-type="float" office:value="9.28593266807957" calcext:value-type="float">
            <text:p>9.28593266807957</text:p>
          </table:table-cell>
          <table:table-cell office:value-type="float" office:value="3.14580197410186" calcext:value-type="float">
            <text:p>3.14580197410186</text:p>
          </table:table-cell>
          <table:table-cell office:value-type="float" office:value="0.741321996623283" calcext:value-type="float">
            <text:p>0.741321996623283</text:p>
          </table:table-cell>
          <table:table-cell office:value-type="float" office:value="0.838869395735771" calcext:value-type="float">
            <text:p>0.838869395735771</text:p>
          </table:table-cell>
          <table:table-cell office:value-type="float" office:value="52.7428827581796" calcext:value-type="float">
            <text:p>52.7428827581796</text:p>
          </table:table-cell>
          <table:table-cell office:value-type="float" office:value="35812.5" calcext:value-type="float">
            <text:p>35812.5</text:p>
          </table:table-cell>
          <table:table-cell office:value-type="float" office:value="0.183315692009067" calcext:value-type="float">
            <text:p>0.183315692009067</text:p>
          </table:table-cell>
          <table:table-cell office:value-type="float" office:value="0.160680336087341" calcext:value-type="float">
            <text:p>0.16068033608734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QM3 w/o CD</text:p>
          </table:table-cell>
          <table:table-cell office:value-type="float" office:value="83.1498007968127" calcext:value-type="float">
            <text:p>83.1498007968127</text:p>
          </table:table-cell>
          <table:table-cell office:value-type="float" office:value="12.6117421963367" calcext:value-type="float">
            <text:p>12.6117421963367</text:p>
          </table:table-cell>
          <table:table-cell office:value-type="float" office:value="12.359280243562" calcext:value-type="float">
            <text:p>12.359280243562</text:p>
          </table:table-cell>
          <table:table-cell office:value-type="float" office:value="3.69168660187667" calcext:value-type="float">
            <text:p>3.69168660187667</text:p>
          </table:table-cell>
          <table:table-cell office:value-type="float" office:value="1.63809430261927" calcext:value-type="float">
            <text:p>1.63809430261927</text:p>
          </table:table-cell>
          <table:table-cell office:value-type="float" office:value="1.60530291820701" calcext:value-type="float">
            <text:p>1.60530291820701</text:p>
          </table:table-cell>
          <table:table-cell office:value-type="float" office:value="52.7431292126061" calcext:value-type="float">
            <text:p>52.7431292126061</text:p>
          </table:table-cell>
          <table:table-cell office:value-type="float" office:value="38476.375" calcext:value-type="float">
            <text:p>38476.375</text:p>
          </table:table-cell>
          <table:table-cell office:value-type="float" office:value="0.179308774485653" calcext:value-type="float">
            <text:p>0.179308774485653</text:p>
          </table:table-cell>
          <table:table-cell office:value-type="float" office:value="0.157168182559838" calcext:value-type="float">
            <text:p>0.15716818255983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QL</text:p>
          </table:table-cell>
          <table:table-cell office:value-type="float" office:value="90.304780876494" calcext:value-type="float">
            <text:p>90.304780876494</text:p>
          </table:table-cell>
          <table:table-cell office:value-type="float" office:value="6.51530722324809" calcext:value-type="float">
            <text:p>6.51530722324809</text:p>
          </table:table-cell>
          <table:table-cell office:value-type="float" office:value="6.38488375288996" calcext:value-type="float">
            <text:p>6.38488375288996</text:p>
          </table:table-cell>
          <table:table-cell office:value-type="float" office:value="3.02620183822354" calcext:value-type="float">
            <text:p>3.02620183822354</text:p>
          </table:table-cell>
          <table:table-cell office:value-type="float" office:value="0.668202638904157" calcext:value-type="float">
            <text:p>0.668202638904157</text:p>
          </table:table-cell>
          <table:table-cell office:value-type="float" office:value="0.654826553313385" calcext:value-type="float">
            <text:p>0.654826553313385</text:p>
          </table:table-cell>
          <table:table-cell office:value-type="float" office:value="46.0030020944554" calcext:value-type="float">
            <text:p>46.0030020944554</text:p>
          </table:table-cell>
          <table:table-cell table:style-name="ce6" office:value-type="float" office:value="31040.5" calcext:value-type="float">
            <text:p>31040.5</text:p>
          </table:table-cell>
          <table:table-cell office:value-type="float" office:value="0.0773120715072462" calcext:value-type="float">
            <text:p>0.077312071507246</text:p>
          </table:table-cell>
          <table:table-cell office:value-type="float" office:value="0.0677657733347698" calcext:value-type="float">
            <text:p>0.0677657733347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R</text:p>
          </table:table-cell>
          <table:table-cell office:value-type="float" office:value="92.8199203187251" calcext:value-type="float">
            <text:p>92.8199203187251</text:p>
          </table:table-cell>
          <table:table-cell office:value-type="float" office:value="1.18877875268356" calcext:value-type="float">
            <text:p>1.18877875268356</text:p>
          </table:table-cell>
          <table:table-cell office:value-type="float" office:value="1.16498177042312" calcext:value-type="float">
            <text:p>1.16498177042312</text:p>
          </table:table-cell>
          <table:table-cell office:value-type="float" office:value="2.711127097096" calcext:value-type="float">
            <text:p>2.711127097096</text:p>
          </table:table-cell>
          <table:table-cell office:value-type="float" office:value="0.227679333206988" calcext:value-type="float">
            <text:p>0.227679333206988</text:p>
          </table:table-cell>
          <table:table-cell office:value-type="float" office:value="0.223121646554896" calcext:value-type="float">
            <text:p>0.223121646554896</text:p>
          </table:table-cell>
          <table:table-cell office:value-type="float" office:value="49.314616307468" calcext:value-type="float">
            <text:p>49.314616307468</text:p>
          </table:table-cell>
          <table:table-cell office:value-type="float" office:value="31069.3125" calcext:value-type="float">
            <text:p>31069.3125</text:p>
          </table:table-cell>
          <table:table-cell office:value-type="float" office:value="2.91051083797874" calcext:value-type="float">
            <text:p>2.91051083797874</text:p>
          </table:table-cell>
          <table:table-cell office:value-type="float" office:value="2.5511283540808" calcext:value-type="float">
            <text:p>2.551128354080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xGain</text:p>
          </table:table-cell>
          <table:table-cell table:style-name="ce6" office:value-type="float" office:value="96.6788844621514" calcext:value-type="float">
            <text:p>96.6788844621514</text:p>
          </table:table-cell>
          <table:table-cell office:value-type="float" office:value="3.14266665567181" calcext:value-type="float">
            <text:p>3.14266665567181</text:p>
          </table:table-cell>
          <table:table-cell office:value-type="float" office:value="3.07975673026584" calcext:value-type="float">
            <text:p>3.07975673026584</text:p>
          </table:table-cell>
          <table:table-cell office:value-type="float" office:value="1.9142721557466" calcext:value-type="float">
            <text:p>1.9142721557466</text:p>
          </table:table-cell>
          <table:table-cell office:value-type="float" office:value="0.202609799493702" calcext:value-type="float">
            <text:p>0.202609799493702</text:p>
          </table:table-cell>
          <table:table-cell office:value-type="float" office:value="0.198553954961269" calcext:value-type="float">
            <text:p>0.198553954961269</text:p>
          </table:table-cell>
          <table:table-cell office:value-type="float" office:value="88.9112876355499" calcext:value-type="float">
            <text:p>88.9112876355499</text:p>
          </table:table-cell>
          <table:table-cell office:value-type="float" office:value="41255" calcext:value-type="float">
            <text:p>41255</text:p>
          </table:table-cell>
          <table:table-cell office:value-type="float" office:value="1.90414999121363" calcext:value-type="float">
            <text:p>1.90414999121363</text:p>
          </table:table-cell>
          <table:table-cell office:value-type="float" office:value="1.66903038793744" calcext:value-type="float">
            <text:p>1.66903038793744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AGREGADO</text:p>
          </table:table-cell>
          <table:table-cell/>
          <table:table-cell office:value-type="string" calcext:value-type="string">
            <text:p>Delivery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GainIndex</text:p>
          </table:table-cell>
          <table:table-cell office:value-type="string" calcext:value-type="string">
            <text:p>CustoEnerg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QM3</text:p>
          </table:table-cell>
          <table:table-cell table:style-name="ce6" table:formula="of:=AVERAGE([.D4];[.D12];[.D20])" office:value-type="float" office:value="95.6399291722001" calcext:value-type="float">
            <text:p>95.6399291722001</text:p>
          </table:table-cell>
          <table:table-cell table:formula="of:=AVERAGE([.E4];[.E12];[.E20])" office:value-type="float" office:value="3.20018204986148" calcext:value-type="float">
            <text:p>3.20018204986148</text:p>
          </table:table-cell>
          <table:table-cell table:formula="of:=AVERAGE([.F4];[.F12];[.F20])" office:value-type="float" office:value="3.55081380741365" calcext:value-type="float">
            <text:p>3.55081380741365</text:p>
          </table:table-cell>
          <table:table-cell table:formula="of:=AVERAGE([.G4];[.G12];[.G20])" office:value-type="float" office:value="2.19838533480254" calcext:value-type="float">
            <text:p>2.19838533480254</text:p>
          </table:table-cell>
          <table:table-cell table:formula="of:=AVERAGE([.H4];[.H12];[.H20])" office:value-type="float" office:value="0.322701046792915" calcext:value-type="float">
            <text:p>0.322701046792915</text:p>
          </table:table-cell>
          <table:table-cell table:formula="of:=AVERAGE([.I4];[.I12];[.I20])" office:value-type="float" office:value="0.353703610934174" calcext:value-type="float">
            <text:p>0.353703610934174</text:p>
          </table:table-cell>
          <table:table-cell table:formula="of:=AVERAGE([.J4];[.J12];[.J20])" office:value-type="float" office:value="52.0397185543399" calcext:value-type="float">
            <text:p>52.0397185543399</text:p>
          </table:table-cell>
          <table:table-cell table:style-name="ce7" table:formula="of:=SUM([.K4];[.K12];[.K20])" office:value-type="float" office:value="80819.875" calcext:value-type="float">
            <text:p>80819.88</text:p>
          </table:table-cell>
          <table:table-cell table:formula="of:=AVERAGE([.L4];[.L12];[.L20])" office:value-type="float" office:value="0.873855413722087" calcext:value-type="float">
            <text:p>0.873855413722087</text:p>
          </table:table-cell>
          <table:table-cell table:formula="of:=AVERAGE([.M4];[.M12];[.M20])" office:value-type="float" office:value="0.765953967332283" calcext:value-type="float">
            <text:p>0.76595396733228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QM3 w/o CD</text:p>
          </table:table-cell>
          <table:table-cell table:formula="of:=AVERAGE([.D5];[.D13];[.D21])" office:value-type="float" office:value="93.0545816733068" calcext:value-type="float">
            <text:p>93.0545816733068</text:p>
          </table:table-cell>
          <table:table-cell table:formula="of:=AVERAGE([.E5];[.E13];[.E21])" office:value-type="float" office:value="4.99392242325424" calcext:value-type="float">
            <text:p>4.99392242325424</text:p>
          </table:table-cell>
          <table:table-cell table:formula="of:=AVERAGE([.F5];[.F13];[.F21])" office:value-type="float" office:value="4.89395404558265" calcext:value-type="float">
            <text:p>4.89395404558265</text:p>
          </table:table-cell>
          <table:table-cell table:formula="of:=AVERAGE([.G5];[.G13];[.G21])" office:value-type="float" office:value="2.52763275841812" calcext:value-type="float">
            <text:p>2.52763275841812</text:p>
          </table:table-cell>
          <table:table-cell table:formula="of:=AVERAGE([.H5];[.H13];[.H21])" office:value-type="float" office:value="0.674169847684058" calcext:value-type="float">
            <text:p>0.674169847684058</text:p>
          </table:table-cell>
          <table:table-cell table:formula="of:=AVERAGE([.I5];[.I13];[.I21])" office:value-type="float" office:value="0.660674310461804" calcext:value-type="float">
            <text:p>0.660674310461804</text:p>
          </table:table-cell>
          <table:table-cell table:formula="of:=AVERAGE([.J5];[.J13];[.J21])" office:value-type="float" office:value="52.7410523696622" calcext:value-type="float">
            <text:p>52.7410523696622</text:p>
          </table:table-cell>
          <table:table-cell table:style-name="ce8" table:formula="of:=SUM([.K5];[.K13];[.K21])" office:value-type="float" office:value="88935.4375" calcext:value-type="float">
            <text:p>88935.44</text:p>
          </table:table-cell>
          <table:table-cell table:formula="of:=AVERAGE([.L5];[.L13];[.L21])" office:value-type="float" office:value="0.204707970394449" calcext:value-type="float">
            <text:p>0.204707970394449</text:p>
          </table:table-cell>
          <table:table-cell table:formula="of:=AVERAGE([.M5];[.M13];[.M21])" office:value-type="float" office:value="0.179431150286418" calcext:value-type="float">
            <text:p>0.17943115028641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QL</text:p>
          </table:table-cell>
          <table:table-cell table:formula="of:=AVERAGE([.D6];[.D14];[.D22])" office:value-type="float" office:value="94.8073041168659" calcext:value-type="float">
            <text:p>94.8073041168659</text:p>
          </table:table-cell>
          <table:table-cell table:formula="of:=AVERAGE([.E6];[.E14];[.E22])" office:value-type="float" office:value="3.79800157170011" calcext:value-type="float">
            <text:p>3.79800157170011</text:p>
          </table:table-cell>
          <table:table-cell table:formula="of:=AVERAGE([.F6];[.F14];[.F22])" office:value-type="float" office:value="3.72197314687937" calcext:value-type="float">
            <text:p>3.72197314687937</text:p>
          </table:table-cell>
          <table:table-cell table:formula="of:=AVERAGE([.G6];[.G14];[.G22])" office:value-type="float" office:value="2.55982878021477" calcext:value-type="float">
            <text:p>2.55982878021477</text:p>
          </table:table-cell>
          <table:table-cell table:formula="of:=AVERAGE([.H6];[.H14];[.H22])" office:value-type="float" office:value="0.381454253336584" calcext:value-type="float">
            <text:p>0.381454253336584</text:p>
          </table:table-cell>
          <table:table-cell table:formula="of:=AVERAGE([.I6];[.I14];[.I22])" office:value-type="float" office:value="0.373818299144661" calcext:value-type="float">
            <text:p>0.373818299144661</text:p>
          </table:table-cell>
          <table:table-cell table:formula="of:=AVERAGE([.J6];[.J14];[.J22])" office:value-type="float" office:value="46.0033732143773" calcext:value-type="float">
            <text:p>46.0033732143773</text:p>
          </table:table-cell>
          <table:table-cell table:style-name="ce8" table:formula="of:=SUM([.K6];[.K14];[.K22])" office:value-type="float" office:value="83070.5" calcext:value-type="float">
            <text:p>83070.50</text:p>
          </table:table-cell>
          <table:table-cell table:formula="of:=AVERAGE([.L6];[.L14];[.L22])" office:value-type="float" office:value="0.0819214950158977" calcext:value-type="float">
            <text:p>0.081921495015898</text:p>
          </table:table-cell>
          <table:table-cell table:formula="of:=AVERAGE([.M6];[.M14];[.M22])" office:value-type="float" office:value="0.0718060369391664" calcext:value-type="float">
            <text:p>0.07180603693916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R</text:p>
          </table:table-cell>
          <table:table-cell table:formula="of:=AVERAGE([.D7];[.D15];[.D23])" office:value-type="float" office:value="94.7513944223108" calcext:value-type="float">
            <text:p>94.7513944223108</text:p>
          </table:table-cell>
          <table:table-cell table:formula="of:=AVERAGE([.E7];[.E15];[.E23])" office:value-type="float" office:value="1.92572828736301" calcext:value-type="float">
            <text:p>1.92572828736301</text:p>
          </table:table-cell>
          <table:table-cell table:formula="of:=AVERAGE([.F7];[.F15];[.F23])" office:value-type="float" office:value="1.88717904362075" calcext:value-type="float">
            <text:p>1.88717904362075</text:p>
          </table:table-cell>
          <table:table-cell table:formula="of:=AVERAGE([.G7];[.G15];[.G23])" office:value-type="float" office:value="2.47039628020051" calcext:value-type="float">
            <text:p>2.47039628020051</text:p>
          </table:table-cell>
          <table:table-cell table:formula="of:=AVERAGE([.H7];[.H15];[.H23])" office:value-type="float" office:value="0.278371366370227" calcext:value-type="float">
            <text:p>0.278371366370227</text:p>
          </table:table-cell>
          <table:table-cell table:formula="of:=AVERAGE([.I7];[.I15];[.I23])" office:value-type="float" office:value="0.272798926206425" calcext:value-type="float">
            <text:p>0.272798926206425</text:p>
          </table:table-cell>
          <table:table-cell table:formula="of:=AVERAGE([.J7];[.J15];[.J23])" office:value-type="float" office:value="48.3381909470369" calcext:value-type="float">
            <text:p>48.3381909470369</text:p>
          </table:table-cell>
          <table:table-cell table:style-name="ce8" table:formula="of:=SUM([.K7];[.K15];[.K23])" office:value-type="float" office:value="84977.625" calcext:value-type="float">
            <text:p>84977.63</text:p>
          </table:table-cell>
          <table:table-cell table:formula="of:=AVERAGE([.L7];[.L15];[.L23])" office:value-type="float" office:value="2.61316080838903" calcext:value-type="float">
            <text:p>2.61316080838903</text:p>
          </table:table-cell>
          <table:table-cell table:formula="of:=AVERAGE([.M7];[.M15];[.M23])" office:value-type="float" office:value="2.29049435070431" calcext:value-type="float">
            <text:p>2.2904943507043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xGain</text:p>
          </table:table-cell>
          <table:table-cell table:formula="of:=AVERAGE([.D8];[.D16];[.D24])" office:value-type="float" office:value="98.3176626826029" calcext:value-type="float">
            <text:p>98.3176626826029</text:p>
          </table:table-cell>
          <table:table-cell table:formula="of:=AVERAGE([.E8];[.E16];[.E24])" office:value-type="float" office:value="2.06172199538549" calcext:value-type="float">
            <text:p>2.06172199538549</text:p>
          </table:table-cell>
          <table:table-cell table:formula="of:=AVERAGE([.F8];[.F16];[.F24])" office:value-type="float" office:value="2.0204504285448" calcext:value-type="float">
            <text:p>2.0204504285448</text:p>
          </table:table-cell>
          <table:table-cell table:formula="of:=AVERAGE([.G8];[.G16];[.G24])" office:value-type="float" office:value="1.82702984526242" calcext:value-type="float">
            <text:p>1.82702984526242</text:p>
          </table:table-cell>
          <table:table-cell table:formula="of:=AVERAGE([.H8];[.H16];[.H24])" office:value-type="float" office:value="0.575740715051344" calcext:value-type="float">
            <text:p>0.575740715051344</text:p>
          </table:table-cell>
          <table:table-cell table:formula="of:=AVERAGE([.I8];[.I16];[.I24])" office:value-type="float" office:value="0.564215532966986" calcext:value-type="float">
            <text:p>0.564215532966986</text:p>
          </table:table-cell>
          <table:table-cell table:formula="of:=AVERAGE([.J8];[.J16];[.J24])" office:value-type="float" office:value="88.901240852052" calcext:value-type="float">
            <text:p>88.901240852052</text:p>
          </table:table-cell>
          <table:table-cell table:style-name="ce8" table:formula="of:=SUM([.K8];[.K16];[.K24])" office:value-type="float" office:value="120138.25" calcext:value-type="float">
            <text:p>120138.25</text:p>
          </table:table-cell>
          <table:table-cell table:formula="of:=AVERAGE([.L8];[.L16];[.L24])" office:value-type="float" office:value="1.9936581789356" calcext:value-type="float">
            <text:p>1.9936581789356</text:p>
          </table:table-cell>
          <table:table-cell table:formula="of:=AVERAGE([.M8];[.M16];[.M24])" office:value-type="float" office:value="1.74748633204191" calcext:value-type="float">
            <text:p>1.747486332041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4" loext:min-decimal-places="14" number:min-integer-digits="1"/>
    </number:number-style>
    <number:number-style style:name="N128">
      <number:number number:decimal-places="15" loext:min-decimal-places="15" number:min-integer-digits="1"/>
    </number:number-style>
    <number:number-style style:name="N129">
      <number:number number:decimal-places="16" loext:min-decimal-places="16" number:min-integer-digits="1"/>
    </number:number-style>
    <number:number-style style:name="N130">
      <number:number number:decimal-places="17" loext:min-decimal-places="17" number:min-integer-digits="1"/>
    </number:number-style>
    <number:number-style style:name="N131">
      <number:number number:decimal-places="18" loext:min-decimal-places="18" number:min-integer-digits="1"/>
    </number:number-style>
    <number:number-style style:name="N132">
      <number:number number:decimal-places="8" loext:min-decimal-places="8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4" loext:min-decimal-places="4" number:min-integer-digits="1"/>
    </number:number-style>
    <number:number-style style:name="N137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ndley Silva</meta:initial-creator>
    <meta:creation-date>2019-06-18T18:54:18.864317726</meta:creation-date>
    <dc:date>2019-06-18T19:15:22.299748508</dc:date>
    <dc:creator>Wendley Silva</dc:creator>
    <meta:editing-duration>PT7M51S</meta:editing-duration>
    <meta:editing-cycles>3</meta:editing-cycles>
    <meta:generator>LibreOffice/6.1.5.2$Linux_X86_64 LibreOffice_project/90f8dcf33c87b3705e78202e3df5142b201bd805</meta:generator>
    <meta:document-statistic meta:table-count="4" meta:cell-count="1972" meta:object-count="0"/>
  </office:meta>
</office:document-meta>
</file>